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1" svg:font-family="NSimSun"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151e29"/>
    </style:style>
    <style:style style:name="P2" style:family="paragraph" style:parent-style-name="Footer">
      <style:text-properties officeooo:rsid="0017125a" officeooo:paragraph-rsid="0017125a"/>
    </style:style>
    <style:style style:name="P3" style:family="paragraph" style:parent-style-name="Text_20_body">
      <style:text-properties officeooo:paragraph-rsid="00151e29"/>
    </style:style>
    <style:style style:name="P4" style:family="paragraph" style:parent-style-name="Text_20_body">
      <style:text-properties officeooo:rsid="001fc810" officeooo:paragraph-rsid="001fc810"/>
    </style:style>
    <style:style style:name="P5" style:family="paragraph" style:parent-style-name="Text_20_body">
      <style:text-properties officeooo:rsid="0020d277" officeooo:paragraph-rsid="0020d277"/>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rsid="0020d277" officeooo:paragraph-rsid="0020d277" style:font-weight-asian="bold" style:font-weight-complex="bold"/>
    </style:style>
    <style:style style:name="P8" style:family="paragraph" style:parent-style-name="Text_20_body">
      <style:text-properties officeooo:rsid="0026dd29" officeooo:paragraph-rsid="0026dd29"/>
    </style:style>
    <style:style style:name="P9" style:family="paragraph" style:parent-style-name="Text_20_body">
      <style:text-properties officeooo:rsid="0026dd29" officeooo:paragraph-rsid="002740dd"/>
    </style:style>
    <style:style style:name="P10" style:family="paragraph" style:parent-style-name="Text_20_body">
      <style:text-properties officeooo:paragraph-rsid="002740dd"/>
    </style:style>
    <style:style style:name="P11" style:family="paragraph" style:parent-style-name="Text_20_body">
      <style:text-properties officeooo:rsid="003136c8" officeooo:paragraph-rsid="003136c8"/>
    </style:style>
    <style:style style:name="P12" style:family="paragraph" style:parent-style-name="Text_20_body">
      <style:text-properties officeooo:rsid="003136c8" officeooo:paragraph-rsid="0033820a"/>
    </style:style>
    <style:style style:name="P13" style:family="paragraph" style:parent-style-name="Text_20_body">
      <style:text-properties officeooo:rsid="0033820a" officeooo:paragraph-rsid="0033820a"/>
    </style:style>
    <style:style style:name="P14" style:family="paragraph" style:parent-style-name="Text_20_body">
      <style:text-properties officeooo:rsid="00342c90" officeooo:paragraph-rsid="00342c90"/>
    </style:style>
    <style:style style:name="P15" style:family="paragraph" style:parent-style-name="Text_20_body">
      <style:text-properties officeooo:paragraph-rsid="00342c90"/>
    </style:style>
    <style:style style:name="P16" style:family="paragraph" style:parent-style-name="Text_20_body">
      <style:text-properties fo:font-style="normal" fo:font-weight="bold" officeooo:rsid="0026dd29" officeooo:paragraph-rsid="0026dd29" style:font-style-asian="normal" style:font-weight-asian="bold" style:font-style-complex="normal" style:font-weight-complex="bold"/>
    </style:style>
    <style:style style:name="P17" style:family="paragraph" style:parent-style-name="Text_20_body">
      <style:text-properties fo:font-style="normal" officeooo:rsid="002740dd" officeooo:paragraph-rsid="002740dd" style:font-style-asian="normal" style:font-style-complex="normal"/>
    </style:style>
    <style:style style:name="P18" style:family="paragraph" style:parent-style-name="Text_20_body">
      <style:text-properties fo:color="#000000" loext:opacity="100%" fo:font-size="12pt" officeooo:rsid="0033820a" officeooo:paragraph-rsid="0033820a" style:font-size-asian="10.5pt" style:font-size-complex="12pt"/>
    </style:style>
    <style:style style:name="P19" style:family="paragraph" style:parent-style-name="Text_20_body">
      <style:text-properties fo:color="#000000" loext:opacity="100%" fo:font-size="12pt" officeooo:rsid="0033820a" officeooo:paragraph-rsid="00342c90" style:font-size-asian="10.5pt" style:font-size-complex="12pt"/>
    </style:style>
    <style:style style:name="P20" style:family="paragraph" style:parent-style-name="Text_20_body">
      <style:text-properties fo:color="#000000" loext:opacity="100%" fo:font-size="12pt" officeooo:rsid="00342c90" officeooo:paragraph-rsid="00342c90" style:font-size-asian="10.5pt" style:font-size-complex="12pt"/>
    </style:style>
    <style:style style:name="P21" style:family="paragraph" style:parent-style-name="Text_20_body">
      <style:paragraph-properties>
        <style:tab-stops>
          <style:tab-stop style:position="1.302cm"/>
        </style:tab-stops>
      </style:paragraph-properties>
      <style:text-properties fo:font-size="12pt" fo:font-weight="normal" fo:background-color="#ffffff" style:font-size-asian="10.5pt" style:font-weight-asian="normal" style:font-size-complex="12pt" style:font-weight-complex="normal"/>
    </style:style>
    <style:style style:name="P22" style:family="paragraph" style:parent-style-name="Heading_20_3">
      <style:text-properties officeooo:rsid="00342c90" officeooo:paragraph-rsid="00342c90"/>
    </style:style>
    <style:style style:name="P23" style:family="paragraph" style:parent-style-name="Heading_20_3">
      <style:paragraph-properties>
        <style:tab-stops>
          <style:tab-stop style:position="1.302cm"/>
        </style:tab-stops>
      </style:paragraph-properties>
      <style:text-properties fo:font-size="12pt" fo:font-weight="bold" style:font-size-asian="10.5pt" style:font-weight-asian="bold" style:font-size-complex="12pt" style:font-weight-complex="bold"/>
    </style:style>
    <style:style style:name="P24" style:family="paragraph" style:parent-style-name="Heading_20_3">
      <style:paragraph-properties>
        <style:tab-stops>
          <style:tab-stop style:position="1.302cm"/>
        </style:tab-stops>
      </style:paragraph-properties>
      <style:text-properties fo:font-size="12pt" fo:font-weight="normal" fo:background-color="#ffffff" style:font-size-asian="10.5pt" style:font-weight-asian="normal" style:font-size-complex="12pt" style:font-weight-complex="normal"/>
    </style:style>
    <style:style style:name="P25" style:family="paragraph" style:parent-style-name="Heading_20_3">
      <style:paragraph-properties>
        <style:tab-stops>
          <style:tab-stop style:position="1.302cm"/>
        </style:tab-stops>
      </style:paragraph-properties>
      <style:text-properties fo:font-size="12pt" fo:font-weight="normal" officeooo:rsid="006f6165" officeooo:paragraph-rsid="006f6165" fo:background-color="#ffffff" style:font-size-asian="10.5pt" style:font-weight-asian="normal" style:font-size-complex="12pt" style:font-weight-complex="normal"/>
    </style:style>
    <style:style style:name="P26" style:family="paragraph" style:parent-style-name="Heading_20_3">
      <style:paragraph-properties>
        <style:tab-stops>
          <style:tab-stop style:position="1.302cm"/>
        </style:tab-stops>
      </style:paragraph-properties>
      <style:text-properties fo:color="#000000" loext:opacity="100%" fo:font-size="14pt" fo:font-weight="bold" officeooo:rsid="007adfda" officeooo:paragraph-rsid="007adfda" fo:background-color="#fff200" style:font-size-asian="14pt" style:font-weight-asian="bold" style:font-size-complex="14pt" style:font-weight-complex="bold"/>
    </style:style>
    <style:style style:name="P27" style:family="paragraph" style:parent-style-name="Standard">
      <style:text-properties officeooo:rsid="00370bec" officeooo:paragraph-rsid="00370bec"/>
    </style:style>
    <style:style style:name="P28" style:family="paragraph" style:parent-style-name="Standard">
      <style:text-properties officeooo:paragraph-rsid="003ec1c5"/>
    </style:style>
    <style:style style:name="P29" style:family="paragraph" style:parent-style-name="Standard">
      <style:text-properties officeooo:paragraph-rsid="004335eb"/>
    </style:style>
    <style:style style:name="P30" style:family="paragraph" style:parent-style-name="Standard">
      <style:text-properties officeooo:paragraph-rsid="004ad849"/>
    </style:style>
    <style:style style:name="P31" style:family="paragraph" style:parent-style-name="Standard">
      <style:text-properties officeooo:paragraph-rsid="0054b179"/>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style:tab-stops>
          <style:tab-stop style:position="1.302cm"/>
        </style:tab-stops>
      </style:paragraph-properties>
      <style:text-properties fo:font-weight="bold" style:font-weight-asian="bold" style:font-weight-complex="bold"/>
    </style:style>
    <style:style style:name="P34" style:family="paragraph" style:parent-style-name="Standard">
      <style:text-properties fo:font-size="14pt" fo:font-weight="bold" officeooo:rsid="004ad849" officeooo:paragraph-rsid="004ad849" fo:background-color="#fff200" style:font-size-asian="14pt" style:font-weight-asian="bold" style:font-size-complex="14pt" style:font-weight-complex="bold"/>
    </style:style>
    <style:style style:name="P35" style:family="paragraph" style:parent-style-name="Standard">
      <style:paragraph-properties>
        <style:tab-stops>
          <style:tab-stop style:position="1.302cm"/>
        </style:tab-stops>
      </style:paragraph-properties>
      <style:text-properties fo:font-size="14pt" fo:font-weight="bold" officeooo:rsid="006f6165" officeooo:paragraph-rsid="006f6165" fo:background-color="#fff200" style:font-size-asian="14pt" style:font-weight-asian="bold" style:font-size-complex="14pt" style:font-weight-complex="bold"/>
    </style:style>
    <style:style style:name="P36" style:family="paragraph" style:parent-style-name="Standard">
      <style:paragraph-properties>
        <style:tab-stops>
          <style:tab-stop style:position="1.302cm"/>
        </style:tab-stops>
      </style:paragraph-properties>
      <style:text-properties fo:font-size="14pt" fo:font-weight="bold" officeooo:rsid="00663480" fo:background-color="#fff200" style:font-size-asian="12.25pt" style:font-weight-asian="bold" style:font-size-complex="14pt" style:font-weight-complex="bold"/>
    </style:style>
    <style:style style:name="P37" style:family="paragraph" style:parent-style-name="Standard">
      <style:paragraph-properties>
        <style:tab-stops>
          <style:tab-stop style:position="1.302cm"/>
        </style:tab-stops>
      </style:paragraph-properties>
      <style:text-properties fo:font-size="12pt" fo:font-weight="bold" style:font-size-asian="10.5pt" style:font-weight-asian="bold" style:font-size-complex="12pt" style:font-weight-complex="bold"/>
    </style:style>
    <style:style style:name="P38" style:family="paragraph" style:parent-style-name="Standard">
      <style:paragraph-properties>
        <style:tab-stops>
          <style:tab-stop style:position="1.302cm"/>
        </style:tab-stops>
      </style:paragraph-properties>
      <style:text-properties fo:font-size="12pt" fo:font-weight="bold" fo:background-color="#ffffff" style:font-size-asian="10.5pt" style:font-weight-asian="bold" style:font-size-complex="12pt" style:font-weight-complex="bold"/>
    </style:style>
    <style:style style:name="P39" style:family="paragraph" style:parent-style-name="Standard">
      <style:paragraph-properties>
        <style:tab-stops>
          <style:tab-stop style:position="1.302cm"/>
        </style:tab-stops>
      </style:paragraph-properties>
      <style:text-properties fo:font-size="12pt" fo:font-weight="normal" fo:background-color="#ffffff" style:font-size-asian="10.5pt" style:font-weight-asian="normal" style:font-size-complex="12pt" style:font-weight-complex="normal"/>
    </style:style>
    <style:style style:name="P40" style:family="paragraph" style:parent-style-name="Standard">
      <style:paragraph-properties>
        <style:tab-stops>
          <style:tab-stop style:position="1.302cm"/>
        </style:tab-stops>
      </style:paragraph-properties>
      <style:text-properties fo:font-size="12pt" fo:font-weight="normal" officeooo:rsid="006f6165" officeooo:paragraph-rsid="006f6165" fo:background-color="#ffffff" style:font-size-asian="10.5pt" style:font-weight-asian="normal" style:font-size-complex="12pt" style:font-weight-complex="normal"/>
    </style:style>
    <style:style style:name="P41" style:family="paragraph" style:parent-style-name="Standard">
      <style:paragraph-properties>
        <style:tab-stops>
          <style:tab-stop style:position="1.302cm"/>
        </style:tab-stops>
      </style:paragraph-properties>
      <style:text-properties fo:color="#000000" loext:opacity="100%" fo:font-size="14pt" fo:font-weight="bold" officeooo:rsid="007adfda" officeooo:paragraph-rsid="007adfda" fo:background-color="#ffffff" style:font-size-asian="14pt" style:font-weight-asian="bold" style:font-size-complex="14pt" style:font-weight-complex="bold"/>
    </style:style>
    <style:style style:name="P42" style:family="paragraph" style:parent-style-name="Text_20_body">
      <style:paragraph-properties fo:margin-top="0cm" fo:margin-bottom="0.499cm" style:contextual-spacing="false"/>
    </style:style>
    <style:style style:name="P43" style:family="paragraph" style:parent-style-name="Heading_20_4">
      <style:paragraph-properties>
        <style:tab-stops>
          <style:tab-stop style:position="1.302cm"/>
        </style:tab-stops>
      </style:paragraph-properties>
      <style:text-properties fo:font-weight="bold" style:font-weight-asian="bold" style:font-weight-complex="bold"/>
    </style:style>
    <style:style style:name="P44" style:family="paragraph" style:parent-style-name="Heading_20_3">
      <style:paragraph-properties>
        <style:tab-stops>
          <style:tab-stop style:position="1.302cm"/>
        </style:tab-stops>
      </style:paragraph-properties>
      <style:text-properties fo:color="#000000" loext:opacity="100%" fo:font-size="14pt" fo:font-weight="bold" officeooo:rsid="007adfda" officeooo:paragraph-rsid="007adfda" fo:background-color="#fff200" style:font-size-asian="14pt" style:font-weight-asian="bold" style:font-size-complex="14pt" style:font-weight-complex="bold"/>
    </style:style>
    <style:style style:name="P45" style:family="paragraph" style:parent-style-name="Standard" style:list-style-name="L4">
      <style:text-properties officeooo:paragraph-rsid="001c163f"/>
    </style:style>
    <style:style style:name="P46" style:family="paragraph" style:parent-style-name="Standard" style:list-style-name="L8"/>
    <style:style style:name="P47" style:family="paragraph" style:parent-style-name="Standard" style:list-style-name="L12">
      <style:text-properties officeooo:paragraph-rsid="002e879b"/>
    </style:style>
    <style:style style:name="P48" style:family="paragraph" style:parent-style-name="Standard" style:list-style-name="L12">
      <style:text-properties fo:color="#c9211e" loext:opacity="100%" fo:font-size="18pt" officeooo:rsid="002e879b" officeooo:paragraph-rsid="002e879b" style:font-size-asian="18pt" style:font-size-complex="18pt"/>
    </style:style>
    <style:style style:name="P49" style:family="paragraph" style:parent-style-name="Standard">
      <style:paragraph-properties>
        <style:tab-stops>
          <style:tab-stop style:position="1.302cm"/>
        </style:tab-stops>
      </style:paragraph-properties>
      <style:text-properties fo:color="#c9211e" loext:opacity="100%" fo:font-size="14pt" fo:font-weight="bold" officeooo:rsid="007adfda" officeooo:paragraph-rsid="006f6165" fo:background-color="#fff200" style:font-size-asian="14pt" style:font-weight-asian="bold" style:font-size-complex="14pt" style:font-weight-complex="bold"/>
    </style:style>
    <style:style style:name="P50" style:family="paragraph" style:parent-style-name="Standard" style:list-style-name="L13">
      <style:text-properties officeooo:rsid="00370bec" officeooo:paragraph-rsid="00370bec"/>
    </style:style>
    <style:style style:name="P51" style:family="paragraph" style:parent-style-name="Standard" style:list-style-name="L14">
      <style:text-properties officeooo:paragraph-rsid="003ec1c5"/>
    </style:style>
    <style:style style:name="P52" style:family="paragraph" style:parent-style-name="Text_20_body" style:list-style-name="L1">
      <style:text-properties officeooo:paragraph-rsid="00151e29"/>
    </style:style>
    <style:style style:name="P53" style:family="paragraph" style:parent-style-name="Text_20_body" style:list-style-name="L2"/>
    <style:style style:name="P54" style:family="paragraph" style:parent-style-name="Text_20_body" style:list-style-name="L3">
      <style:paragraph-properties fo:text-align="start" style:justify-single-word="false"/>
      <style:text-properties officeooo:rsid="002d5e4d" officeooo:paragraph-rsid="002d5e4d"/>
    </style:style>
    <style:style style:name="P55" style:family="paragraph" style:parent-style-name="Text_20_body" style:list-style-name="L4">
      <style:text-properties officeooo:paragraph-rsid="001c163f"/>
    </style:style>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text-properties fo:font-style="normal" officeooo:rsid="002740dd" officeooo:paragraph-rsid="002740dd" style:font-style-asian="normal" style:font-style-complex="normal"/>
    </style:style>
    <style:style style:name="P62" style:family="paragraph" style:parent-style-name="Text_20_body" style:list-style-name="L11">
      <style:text-properties fo:font-style="normal" officeooo:rsid="002740dd" officeooo:paragraph-rsid="002740dd" style:font-style-asian="normal" style:font-style-complex="normal"/>
    </style:style>
    <style:style style:name="P63" style:family="paragraph" style:parent-style-name="Text_20_body" style:list-style-name="L12"/>
    <style:style style:name="P64" style:family="paragraph" style:parent-style-name="Text_20_body" style:list-style-name="L12">
      <style:text-properties fo:color="#000000" loext:opacity="100%" fo:font-size="12pt" officeooo:rsid="002e879b" officeooo:paragraph-rsid="002e879b" style:font-size-asian="10.5pt" style:font-size-complex="12pt"/>
    </style:style>
    <style:style style:name="P65" style:family="paragraph" style:parent-style-name="Text_20_body" style:list-style-name="L12">
      <style:text-properties fo:color="#000000" loext:opacity="100%" fo:font-size="12pt" officeooo:rsid="003136c8" officeooo:paragraph-rsid="003136c8" style:font-size-asian="10.5pt" style:font-size-complex="12pt"/>
    </style:style>
    <style:style style:name="P66" style:family="paragraph" style:parent-style-name="Text_20_body">
      <style:text-properties fo:color="#000000" loext:opacity="100%" fo:font-size="14pt" fo:font-weight="bold" officeooo:rsid="007adfda" fo:background-color="#fff200" style:font-size-asian="14pt" style:font-weight-asian="bold" style:font-size-complex="14pt" style:font-weight-complex="bold"/>
    </style:style>
    <style:style style:name="P67" style:family="paragraph" style:parent-style-name="Text_20_body" style:list-style-name="L13">
      <style:text-properties officeooo:paragraph-rsid="00370bec"/>
    </style:style>
    <style:style style:name="P68" style:family="paragraph" style:parent-style-name="Text_20_body" style:list-style-name="L13">
      <style:text-properties officeooo:rsid="00370bec" officeooo:paragraph-rsid="00370bec"/>
    </style:style>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19">
      <style:text-properties officeooo:paragraph-rsid="0054b179"/>
    </style:style>
    <style:style style:name="P75" style:family="paragraph" style:parent-style-name="Text_20_body" style:list-style-name="L20"/>
    <style:style style:name="P76" style:family="paragraph" style:parent-style-name="Text_20_body" style:list-style-name="L21"/>
    <style:style style:name="P77" style:family="paragraph" style:parent-style-name="Text_20_body" style:list-style-name="L22"/>
    <style:style style:name="P78" style:family="paragraph" style:parent-style-name="Text_20_body" style:list-style-name="L23"/>
    <style:style style:name="P79" style:family="paragraph" style:parent-style-name="Text_20_body" style:list-style-name="L24"/>
    <style:style style:name="P80" style:family="paragraph" style:parent-style-name="Text_20_body" style:list-style-name="L24">
      <style:text-properties officeooo:paragraph-rsid="005c5091"/>
    </style:style>
    <style:style style:name="P81" style:family="paragraph" style:parent-style-name="Text_20_body" style:list-style-name="L24">
      <style:text-properties fo:font-weight="bold" style:font-weight-asian="bold" style:font-weight-complex="bold"/>
    </style:style>
    <style:style style:name="P82" style:family="paragraph" style:parent-style-name="Text_20_body" style:list-style-name="L24">
      <style:text-properties fo:font-weight="bold" officeooo:paragraph-rsid="005c5091" style:font-weight-asian="bold" style:font-weight-complex="bold"/>
    </style:style>
    <style:style style:name="P83" style:family="paragraph" style:parent-style-name="Text_20_body" style:list-style-name="L24">
      <style:text-properties fo:font-weight="bold" officeooo:paragraph-rsid="00751531" style:font-weight-asian="bold" style:font-weight-complex="bold"/>
    </style:style>
    <style:style style:name="P84" style:family="paragraph" style:parent-style-name="Text_20_body" style:list-style-name="L25"/>
    <style:style style:name="P85" style:family="paragraph" style:parent-style-name="Text_20_body" style:list-style-name="L26"/>
    <style:style style:name="P86" style:family="paragraph" style:parent-style-name="Text_20_body" style:list-style-name="L27"/>
    <style:style style:name="P87" style:family="paragraph" style:parent-style-name="Text_20_body" style:list-style-name="L28"/>
    <style:style style:name="P88" style:family="paragraph" style:parent-style-name="Text_20_body" style:list-style-name="L29"/>
    <style:style style:name="P89" style:family="paragraph" style:parent-style-name="Text_20_body" style:list-style-name="L30">
      <style:text-properties officeooo:paragraph-rsid="00773060"/>
    </style:style>
    <style:style style:name="P90" style:family="paragraph" style:parent-style-name="Text_20_body" style:list-style-name="L31">
      <style:text-properties officeooo:paragraph-rsid="00773060"/>
    </style:style>
    <style:style style:name="P91" style:family="paragraph" style:parent-style-name="Text_20_body" style:list-style-name="L32"/>
    <style:style style:name="P92" style:family="paragraph" style:parent-style-name="Text_20_body" style:list-style-name="L33"/>
    <style:style style:name="P93" style:family="paragraph" style:parent-style-name="Text_20_body" style:list-style-name="L34"/>
    <style:style style:name="P94" style:family="paragraph" style:parent-style-name="Text_20_body" style:list-style-name="L35"/>
    <style:style style:name="P95" style:family="paragraph" style:parent-style-name="Text_20_body" style:list-style-name="L36"/>
    <style:style style:name="P96" style:family="paragraph" style:parent-style-name="Text_20_body" style:list-style-name="L37"/>
    <style:style style:name="P97" style:family="paragraph" style:parent-style-name="Text_20_body" style:list-style-name="L38"/>
    <style:style style:name="P98" style:family="paragraph" style:parent-style-name="Text_20_body" style:list-style-name="L39"/>
    <style:style style:name="P99" style:family="paragraph" style:parent-style-name="Text_20_body" style:list-style-name="L40"/>
    <style:style style:name="P100" style:family="paragraph" style:parent-style-name="Text_20_body" style:list-style-name="L41"/>
    <style:style style:name="P101" style:family="paragraph" style:parent-style-name="Text_20_body" style:list-style-name="L42"/>
    <style:style style:name="P102" style:family="paragraph" style:parent-style-name="Text_20_body" style:list-style-name="L43"/>
    <style:style style:name="P103" style:family="paragraph" style:parent-style-name="Text_20_body" style:list-style-name="L44"/>
    <style:style style:name="P104" style:family="paragraph" style:parent-style-name="Text_20_body" style:list-style-name="L45"/>
    <style:style style:name="P105" style:family="paragraph" style:parent-style-name="Text_20_body" style:list-style-name="L46"/>
    <style:style style:name="P106" style:family="paragraph" style:parent-style-name="Text_20_body" style:list-style-name="L47"/>
    <style:style style:name="P107" style:family="paragraph" style:parent-style-name="Text_20_body" style:list-style-name="L48"/>
    <style:style style:name="P108" style:family="paragraph" style:parent-style-name="Text_20_body" style:list-style-name="L49"/>
    <style:style style:name="P109" style:family="paragraph" style:parent-style-name="Text_20_body" style:list-style-name="L50"/>
    <style:style style:name="P110" style:family="paragraph" style:parent-style-name="Text_20_body" style:list-style-name="L51"/>
    <style:style style:name="P111" style:family="paragraph" style:parent-style-name="Text_20_body" style:list-style-name="L52"/>
    <style:style style:name="P112" style:family="paragraph" style:parent-style-name="Text_20_body" style:list-style-name="L53"/>
    <style:style style:name="P113" style:family="paragraph" style:parent-style-name="Text_20_body" style:list-style-name="L54"/>
    <style:style style:name="P114" style:family="paragraph" style:parent-style-name="Text_20_body" style:list-style-name="L55"/>
    <style:style style:name="P115" style:family="paragraph" style:parent-style-name="Text_20_body" style:list-style-name="L56"/>
    <style:style style:name="P116" style:family="paragraph" style:parent-style-name="Text_20_body" style:list-style-name="L57"/>
    <style:style style:name="P117" style:family="paragraph" style:parent-style-name="Text_20_body" style:list-style-name="L58"/>
    <style:style style:name="P118" style:family="paragraph" style:parent-style-name="Text_20_body" style:list-style-name="L59"/>
    <style:style style:name="P119" style:family="paragraph" style:parent-style-name="Text_20_body" style:list-style-name="L60"/>
    <style:style style:name="P120" style:family="paragraph" style:parent-style-name="Text_20_body" style:list-style-name="L61"/>
    <style:style style:name="P121" style:family="paragraph" style:parent-style-name="Text_20_body" style:list-style-name="L62"/>
    <style:style style:name="P122" style:family="paragraph" style:parent-style-name="Text_20_body" style:list-style-name="L63"/>
    <style:style style:name="P123" style:family="paragraph" style:parent-style-name="Text_20_body" style:list-style-name="L64"/>
    <style:style style:name="P124" style:family="paragraph" style:parent-style-name="Text_20_body" style:list-style-name="L65"/>
    <style:style style:name="P125" style:family="paragraph" style:parent-style-name="Text_20_body" style:list-style-name="L66"/>
    <style:style style:name="P126" style:family="paragraph" style:parent-style-name="Text_20_body" style:list-style-name="L67"/>
    <style:style style:name="P127" style:family="paragraph" style:parent-style-name="Text_20_body" style:list-style-name="L68"/>
    <style:style style:name="P128" style:family="paragraph" style:parent-style-name="Text_20_body" style:list-style-name="L69"/>
    <style:style style:name="P129" style:family="paragraph" style:parent-style-name="Text_20_body" style:list-style-name="L70"/>
    <style:style style:name="P130" style:family="paragraph" style:parent-style-name="Text_20_body" style:list-style-name="L71"/>
    <style:style style:name="P131" style:family="paragraph" style:parent-style-name="Text_20_body" style:list-style-name="L72"/>
    <style:style style:name="P132" style:family="paragraph" style:parent-style-name="Text_20_body" style:list-style-name="L73"/>
    <style:style style:name="P133" style:family="paragraph" style:parent-style-name="Text_20_body" style:list-style-name="L74"/>
    <style:style style:name="P134" style:family="paragraph" style:parent-style-name="Text_20_body" style:list-style-name="L75"/>
    <style:style style:name="P135" style:family="paragraph" style:parent-style-name="Text_20_body" style:list-style-name="L76"/>
    <style:style style:name="P136" style:family="paragraph" style:parent-style-name="Text_20_body" style:list-style-name="L77"/>
    <style:style style:name="P137" style:family="paragraph" style:parent-style-name="Text_20_body" style:list-style-name="L78"/>
    <style:style style:name="P138" style:family="paragraph" style:parent-style-name="Text_20_body" style:list-style-name="L79"/>
    <style:style style:name="P139" style:family="paragraph" style:parent-style-name="Text_20_body" style:list-style-name="L80"/>
    <style:style style:name="P140" style:family="paragraph" style:parent-style-name="Text_20_body" style:list-style-name="L81"/>
    <style:style style:name="P141" style:family="paragraph" style:parent-style-name="Text_20_body" style:list-style-name="L82"/>
    <style:style style:name="P142" style:family="paragraph" style:parent-style-name="Text_20_body" style:list-style-name="L83"/>
    <style:style style:name="P143" style:family="paragraph" style:parent-style-name="Text_20_body">
      <style:paragraph-properties fo:margin-top="0cm" fo:margin-bottom="0cm" style:contextual-spacing="false"/>
    </style:style>
    <style:style style:name="P144" style:family="paragraph" style:parent-style-name="Text_20_body" style:list-style-name="L2">
      <style:paragraph-properties fo:margin-top="0cm" fo:margin-bottom="0cm" style:contextual-spacing="false"/>
    </style:style>
    <style:style style:name="P145" style:family="paragraph" style:parent-style-name="Text_20_body" style:list-style-name="L7">
      <style:paragraph-properties fo:margin-top="0cm" fo:margin-bottom="0cm" style:contextual-spacing="false"/>
    </style:style>
    <style:style style:name="P146" style:family="paragraph" style:parent-style-name="Text_20_body" style:list-style-name="L15">
      <style:paragraph-properties fo:margin-top="0cm" fo:margin-bottom="0cm" style:contextual-spacing="false"/>
    </style:style>
    <style:style style:name="P147" style:family="paragraph" style:parent-style-name="Text_20_body" style:list-style-name="L16">
      <style:paragraph-properties fo:margin-top="0cm" fo:margin-bottom="0cm" style:contextual-spacing="false"/>
    </style:style>
    <style:style style:name="P148" style:family="paragraph" style:parent-style-name="Text_20_body" style:list-style-name="L19">
      <style:paragraph-properties fo:margin-top="0cm" fo:margin-bottom="0cm" style:contextual-spacing="false"/>
    </style:style>
    <style:style style:name="P149" style:family="paragraph" style:parent-style-name="Text_20_body" style:list-style-name="L23">
      <style:paragraph-properties fo:margin-top="0cm" fo:margin-bottom="0cm" style:contextual-spacing="false"/>
    </style:style>
    <style:style style:name="P150" style:family="paragraph" style:parent-style-name="Text_20_body" style:list-style-name="L25">
      <style:paragraph-properties fo:margin-top="0cm" fo:margin-bottom="0cm" style:contextual-spacing="false"/>
    </style:style>
    <style:style style:name="P151" style:family="paragraph" style:parent-style-name="Text_20_body" style:list-style-name="L26">
      <style:paragraph-properties fo:margin-top="0cm" fo:margin-bottom="0cm" style:contextual-spacing="false"/>
    </style:style>
    <style:style style:name="P152" style:family="paragraph" style:parent-style-name="Text_20_body" style:list-style-name="L27">
      <style:paragraph-properties fo:margin-top="0cm" fo:margin-bottom="0cm" style:contextual-spacing="false"/>
    </style:style>
    <style:style style:name="P153" style:family="paragraph" style:parent-style-name="Text_20_body" style:list-style-name="L28">
      <style:paragraph-properties fo:margin-top="0cm" fo:margin-bottom="0cm" style:contextual-spacing="false"/>
    </style:style>
    <style:style style:name="P154" style:family="paragraph" style:parent-style-name="Text_20_body" style:list-style-name="L29">
      <style:paragraph-properties fo:margin-top="0cm" fo:margin-bottom="0cm" style:contextual-spacing="false"/>
    </style:style>
    <style:style style:name="P155" style:family="paragraph" style:parent-style-name="Text_20_body" style:list-style-name="L31">
      <style:paragraph-properties fo:margin-top="0cm" fo:margin-bottom="0cm" style:contextual-spacing="false"/>
    </style:style>
    <style:style style:name="P156" style:family="paragraph" style:parent-style-name="Text_20_body" style:list-style-name="L33">
      <style:paragraph-properties fo:margin-top="0cm" fo:margin-bottom="0cm" style:contextual-spacing="false"/>
    </style:style>
    <style:style style:name="P157" style:family="paragraph" style:parent-style-name="Text_20_body" style:list-style-name="L34">
      <style:paragraph-properties fo:margin-top="0cm" fo:margin-bottom="0cm" style:contextual-spacing="false"/>
    </style:style>
    <style:style style:name="P158" style:family="paragraph" style:parent-style-name="Text_20_body" style:list-style-name="L35">
      <style:paragraph-properties fo:margin-top="0cm" fo:margin-bottom="0cm" style:contextual-spacing="false"/>
    </style:style>
    <style:style style:name="P159" style:family="paragraph" style:parent-style-name="Text_20_body" style:list-style-name="L36">
      <style:paragraph-properties fo:margin-top="0cm" fo:margin-bottom="0cm" style:contextual-spacing="false"/>
    </style:style>
    <style:style style:name="P160" style:family="paragraph" style:parent-style-name="Text_20_body" style:list-style-name="L37">
      <style:paragraph-properties fo:margin-top="0cm" fo:margin-bottom="0cm" style:contextual-spacing="false"/>
    </style:style>
    <style:style style:name="P161" style:family="paragraph" style:parent-style-name="Text_20_body" style:list-style-name="L38">
      <style:paragraph-properties fo:margin-top="0cm" fo:margin-bottom="0cm" style:contextual-spacing="false"/>
    </style:style>
    <style:style style:name="P162" style:family="paragraph" style:parent-style-name="Text_20_body" style:list-style-name="L39">
      <style:paragraph-properties fo:margin-top="0cm" fo:margin-bottom="0cm" style:contextual-spacing="false"/>
    </style:style>
    <style:style style:name="P163" style:family="paragraph" style:parent-style-name="Text_20_body" style:list-style-name="L40">
      <style:paragraph-properties fo:margin-top="0cm" fo:margin-bottom="0cm" style:contextual-spacing="false"/>
    </style:style>
    <style:style style:name="P164" style:family="paragraph" style:parent-style-name="Text_20_body" style:list-style-name="L42">
      <style:paragraph-properties fo:margin-top="0cm" fo:margin-bottom="0cm" style:contextual-spacing="false"/>
    </style:style>
    <style:style style:name="P165" style:family="paragraph" style:parent-style-name="Text_20_body" style:list-style-name="L44">
      <style:paragraph-properties fo:margin-top="0cm" fo:margin-bottom="0cm" style:contextual-spacing="false"/>
    </style:style>
    <style:style style:name="P166" style:family="paragraph" style:parent-style-name="Text_20_body" style:list-style-name="L46">
      <style:paragraph-properties fo:margin-top="0cm" fo:margin-bottom="0cm" style:contextual-spacing="false"/>
    </style:style>
    <style:style style:name="P167" style:family="paragraph" style:parent-style-name="Text_20_body" style:list-style-name="L47">
      <style:paragraph-properties fo:margin-top="0cm" fo:margin-bottom="0cm" style:contextual-spacing="false"/>
    </style:style>
    <style:style style:name="P168" style:family="paragraph" style:parent-style-name="Text_20_body" style:list-style-name="L49">
      <style:paragraph-properties fo:margin-top="0cm" fo:margin-bottom="0cm" style:contextual-spacing="false"/>
    </style:style>
    <style:style style:name="P169" style:family="paragraph" style:parent-style-name="Text_20_body" style:list-style-name="L50">
      <style:paragraph-properties fo:margin-top="0cm" fo:margin-bottom="0cm" style:contextual-spacing="false"/>
    </style:style>
    <style:style style:name="P170" style:family="paragraph" style:parent-style-name="Text_20_body" style:list-style-name="L70">
      <style:paragraph-properties fo:margin-top="0cm" fo:margin-bottom="0cm" style:contextual-spacing="false"/>
    </style:style>
    <style:style style:name="P171" style:family="paragraph" style:parent-style-name="Text_20_body" style:list-style-name="L71">
      <style:paragraph-properties fo:margin-top="0cm" fo:margin-bottom="0cm" style:contextual-spacing="false"/>
    </style:style>
    <style:style style:name="P172" style:family="paragraph" style:parent-style-name="Text_20_body" style:list-style-name="L72">
      <style:paragraph-properties fo:margin-top="0cm" fo:margin-bottom="0cm" style:contextual-spacing="false"/>
    </style:style>
    <style:style style:name="P173" style:family="paragraph" style:parent-style-name="Text_20_body" style:list-style-name="L73">
      <style:paragraph-properties fo:margin-top="0cm" fo:margin-bottom="0cm" style:contextual-spacing="false"/>
    </style:style>
    <style:style style:name="P174" style:family="paragraph" style:parent-style-name="Text_20_body" style:list-style-name="L74">
      <style:paragraph-properties fo:margin-top="0cm" fo:margin-bottom="0cm" style:contextual-spacing="false"/>
    </style:style>
    <style:style style:name="P175" style:family="paragraph" style:parent-style-name="Text_20_body" style:list-style-name="L75">
      <style:paragraph-properties fo:margin-top="0cm" fo:margin-bottom="0cm" style:contextual-spacing="false"/>
    </style:style>
    <style:style style:name="P176" style:family="paragraph" style:parent-style-name="Text_20_body" style:list-style-name="L76">
      <style:paragraph-properties fo:margin-top="0cm" fo:margin-bottom="0cm" style:contextual-spacing="false"/>
    </style:style>
    <style:style style:name="P177" style:family="paragraph" style:parent-style-name="Text_20_body" style:list-style-name="L77">
      <style:paragraph-properties fo:margin-top="0cm" fo:margin-bottom="0cm" style:contextual-spacing="false"/>
    </style:style>
    <style:style style:name="P178" style:family="paragraph" style:parent-style-name="Text_20_body" style:list-style-name="L78">
      <style:paragraph-properties fo:margin-top="0cm" fo:margin-bottom="0cm" style:contextual-spacing="false"/>
    </style:style>
    <style:style style:name="P179" style:family="paragraph" style:parent-style-name="Text_20_body" style:list-style-name="L79">
      <style:paragraph-properties fo:margin-top="0cm" fo:margin-bottom="0cm" style:contextual-spacing="false"/>
    </style:style>
    <style:style style:name="P180" style:family="paragraph" style:parent-style-name="Text_20_body" style:list-style-name="L80">
      <style:paragraph-properties fo:margin-top="0cm" fo:margin-bottom="0cm" style:contextual-spacing="false"/>
    </style:style>
    <style:style style:name="P181" style:family="paragraph" style:parent-style-name="Text_20_body" style:list-style-name="L81">
      <style:paragraph-properties fo:margin-top="0cm" fo:margin-bottom="0cm" style:contextual-spacing="false"/>
    </style:style>
    <style:style style:name="P182" style:family="paragraph" style:parent-style-name="Text_20_body" style:list-style-name="L82">
      <style:paragraph-properties fo:margin-top="0cm" fo:margin-bottom="0cm" style:contextual-spacing="false"/>
    </style:style>
    <style:style style:name="P183" style:family="paragraph" style:parent-style-name="Text_20_body" style:list-style-name="L83">
      <style:paragraph-properties fo:margin-top="0cm" fo:margin-bottom="0cm" style:contextual-spacing="false"/>
    </style:style>
    <style:style style:name="T1" style:family="text">
      <style:text-properties fo:color="#00b274" loext:opacity="100%" fo:font-size="18pt" officeooo:rsid="00151e29" style:font-size-asian="18pt" style:font-size-complex="18pt"/>
    </style:style>
    <style:style style:name="T2" style:family="text">
      <style:text-properties fo:color="#00b274" loext:opacity="100%" fo:font-size="18pt" officeooo:rsid="0017125a" style:font-size-asian="18pt" style:font-size-complex="18pt"/>
    </style:style>
    <style:style style:name="T3" style:family="text">
      <style:text-properties fo:color="#59c5c7" loext:opacity="100%"/>
    </style:style>
    <style:style style:name="T4" style:family="text">
      <style:text-properties officeooo:rsid="00151e29"/>
    </style:style>
    <style:style style:name="T5" style:family="text">
      <style:text-properties fo:color="#aa55a1" loext:opacity="100%" fo:font-size="18pt" officeooo:rsid="00151e29" style:font-size-asian="18pt" style:font-size-complex="18pt"/>
    </style:style>
    <style:style style:name="T6" style:family="text">
      <style:text-properties fo:font-size="14pt" style:font-size-asian="14pt" style:font-size-complex="14pt"/>
    </style:style>
    <style:style style:name="T7" style:family="text">
      <style:text-properties fo:font-size="14pt" officeooo:rsid="00151e29" style:font-size-asian="14pt" style:font-size-complex="14pt"/>
    </style:style>
    <style:style style:name="T8" style:family="text">
      <style:text-properties fo:font-size="14pt" fo:background-color="#ffffff" loext:char-shading-value="0" style:font-size-asian="14pt" style:font-size-complex="14pt"/>
    </style:style>
    <style:style style:name="T9" style:family="text">
      <style:text-properties fo:font-size="14pt" fo:font-weight="bold" fo:background-color="#fff200" loext:char-shading-value="0" style:font-size-asian="14pt" style:font-weight-asian="bold" style:font-size-complex="14pt" style:font-weight-complex="bold"/>
    </style:style>
    <style:style style:name="T10" style:family="text">
      <style:text-properties fo:font-size="14pt" fo:font-weight="bold" officeooo:rsid="004ad849" fo:background-color="#fff200" loext:char-shading-value="0" style:font-size-asian="14pt" style:font-weight-asian="bold" style:font-size-complex="14pt"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officeooo:rsid="00663480" fo:background-color="#fff200" loext:char-shading-value="0" style:font-size-asian="12.25pt" style:font-size-complex="14pt"/>
    </style:style>
    <style:style style:name="T13" style:family="text">
      <style:text-properties fo:font-size="18pt" style:font-size-asian="18pt" style:font-size-complex="18pt"/>
    </style:style>
    <style:style style:name="T14" style:family="text">
      <style:text-properties fo:font-size="18pt" officeooo:rsid="00151e29" style:font-size-asian="18pt" style:font-size-complex="18pt"/>
    </style:style>
    <style:style style:name="T15" style:family="text">
      <style:text-properties officeooo:rsid="001c163f"/>
    </style:style>
    <style:style style:name="T16" style:family="text">
      <style:text-properties fo:font-weight="bold" style:font-weight-asian="bold" style:font-weight-complex="bold"/>
    </style:style>
    <style:style style:name="T17" style:family="text">
      <style:text-properties fo:font-weight="bold" officeooo:rsid="002d5e4d" style:font-weight-asian="bold" style:font-weight-complex="bold"/>
    </style:style>
    <style:style style:name="T18" style:family="text">
      <style:text-properties fo:font-weight="bold" officeooo:rsid="00370bec" fo:background-color="#fff200" loext:char-shading-value="0"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740dd"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2740dd" style:font-style-asian="normal" style:font-weight-asian="bold" style:font-style-complex="normal" style:font-weight-complex="bold"/>
    </style:style>
    <style:style style:name="T24" style:family="text">
      <style:text-properties fo:font-style="normal" fo:font-weight="bold" officeooo:rsid="002a606d" style:font-style-asian="normal" style:font-weight-asian="bold" style:font-style-complex="normal" style:font-weight-complex="bold"/>
    </style:style>
    <style:style style:name="T25" style:family="text">
      <style:text-properties officeooo:rsid="0028abe0"/>
    </style:style>
    <style:style style:name="T26" style:family="text">
      <style:text-properties officeooo:rsid="002d5e4d"/>
    </style:style>
    <style:style style:name="T27" style:family="text">
      <style:text-properties fo:color="#c9211e" loext:opacity="100%" fo:font-size="18pt" officeooo:rsid="002e879b" style:font-size-asian="18pt" style:font-size-complex="18pt"/>
    </style:style>
    <style:style style:name="T28" style:family="text">
      <style:text-properties fo:color="#c9211e" loext:opacity="100%" officeooo:rsid="007adfda"/>
    </style:style>
    <style:style style:name="T29" style:family="text">
      <style:text-properties fo:color="#000000" loext:opacity="100%" fo:font-size="12pt" style:font-size-asian="10.5pt" style:font-size-complex="12pt"/>
    </style:style>
    <style:style style:name="T30" style:family="text">
      <style:text-properties fo:color="#000000" loext:opacity="100%" fo:font-size="12pt" officeooo:rsid="003220a3" style:font-size-asian="10.5pt" style:font-size-complex="12pt"/>
    </style:style>
    <style:style style:name="T31" style:family="text">
      <style:text-properties fo:color="#000000" loext:opacity="100%" fo:font-size="12pt" officeooo:rsid="0033820a" style:font-size-asian="10.5pt" style:font-size-complex="12pt"/>
    </style:style>
    <style:style style:name="T32" style:family="text">
      <style:text-properties fo:color="#000000" loext:opacity="100%" fo:font-size="12pt" officeooo:rsid="00342c90" style:font-size-asian="10.5pt" style:font-size-complex="12pt"/>
    </style:style>
    <style:style style:name="T33" style:family="text">
      <style:text-properties officeooo:rsid="00370bec"/>
    </style:style>
    <style:style style:name="T34" style:family="text">
      <style:text-properties fo:background-color="#fff200" loext:char-shading-value="0"/>
    </style:style>
    <style:style style:name="T35" style:family="text">
      <style:text-properties officeooo:rsid="003ec1c5" fo:background-color="#fff200" loext:char-shading-value="0"/>
    </style:style>
    <style:style style:name="T36" style:family="text">
      <style:text-properties officeooo:rsid="00663480" fo:background-color="#fff200" loext:char-shading-value="0"/>
    </style:style>
    <style:style style:name="T37" style:family="text">
      <style:text-properties officeooo:rsid="00773060" fo:background-color="#fff200" loext:char-shading-value="0"/>
    </style:style>
    <style:style style:name="T38" style:family="text">
      <style:text-properties officeooo:rsid="00380d19"/>
    </style:style>
    <style:style style:name="T39" style:family="text">
      <style:text-properties officeooo:rsid="003ec1c5"/>
    </style:style>
    <style:style style:name="T40" style:family="text">
      <style:text-properties officeooo:rsid="004335eb"/>
    </style:style>
    <style:style style:name="T41" style:family="text">
      <style:text-properties fo:font-weight="normal" style:font-weight-asian="normal" style:font-weight-complex="normal"/>
    </style:style>
    <style:style style:name="T42" style:family="text">
      <style:text-properties fo:font-weight="normal" officeooo:rsid="00663480" style:font-weight-asian="normal" style:font-weight-complex="normal"/>
    </style:style>
    <style:style style:name="T43" style:family="text">
      <style:text-properties officeooo:rsid="00663480"/>
    </style:style>
    <style:style style:name="T44" style:family="text">
      <style:text-properties officeooo:rsid="00773060"/>
    </style:style>
    <style:style style:name="T45" style:family="text">
      <style:text-properties fo:background-color="#ffffff" loext:char-shading-value="0"/>
    </style:style>
    <style:style style:name="T46" style:family="text">
      <style:text-properties fo:background-color="#ffff00" loext:char-shading-value="0"/>
    </style:style>
    <style:style style:name="T47" style:family="text">
      <style:text-properties officeooo:rsid="007adfda" fo:background-color="#ffff00" loext:char-shading-value="0"/>
    </style:style>
    <style:style style:name="T48" style:family="text">
      <style:text-properties fo:background-color="#ffff00"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737cm" fo:text-indent="-0.635cm" fo:margin-left="9.7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372cm" fo:text-indent="-0.635cm" fo:margin-left="10.3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007cm" fo:text-indent="-0.635cm" fo:margin-left="11.0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1.642cm" fo:text-indent="-0.635cm" fo:margin-left="11.6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277cm" fo:text-indent="-0.635cm" fo:margin-left="12.2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912cm" fo:text-indent="-0.635cm" fo:margin-left="12.9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3.547cm" fo:text-indent="-0.635cm" fo:margin-left="13.547cm"/>
        </style:list-level-properties>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231cm" fo:text-indent="-0.635cm" fo:margin-left="2.23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66cm" fo:text-indent="-0.635cm" fo:margin-left="2.86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01cm" fo:text-indent="-0.635cm" fo:margin-left="3.50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36cm" fo:text-indent="-0.635cm" fo:margin-left="4.1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71cm" fo:text-indent="-0.635cm" fo:margin-left="4.7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06cm" fo:text-indent="-0.635cm" fo:margin-left="5.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41cm" fo:text-indent="-0.635cm" fo:margin-left="6.0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76cm" fo:text-indent="-0.635cm" fo:margin-left="6.67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11cm" fo:text-indent="-0.635cm" fo:margin-left="7.31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46cm" fo:text-indent="-0.635cm" fo:margin-left="7.946cm"/>
        </style:list-level-properties>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4"><text:s text:c="51"/></text:span></text:span><text:span text:style-name="Strong_20_Emphasis"><text:span text:style-name="T7"><text:s text:c="9"/></text:span></text:span><text:span text:style-name="Strong_20_Emphasis"><text:span text:style-name="T14"><text:s text:c="3"/></text:span></text:span><text:span text:style-name="Strong_20_Emphasis"><text:span text:style-name="T5">JENKINS</text:span></text:span></text:p>
      <text:p text:style-name="P3"><text:span text:style-name="Strong_20_Emphasis"><text:span text:style-name="T4">1.</text:span></text:span><text:span text:style-name="Strong_20_Emphasis">What is Jenkins?</text:span></text:p>
      <text:list xml:id="list1931447903" text:style-name="L1">
        <text:list-item>
          <text:p text:style-name="P52"><text:span text:style-name="Strong_20_Emphasis">Answer:</text:span> Jenkins is an open-source automation server primarily used for continuous integration and continuous delivery (CI/CD) of software.</text:p>
        </text:list-item>
      </text:list>
      <text:p text:style-name="P3"><text:span text:style-name="Strong_20_Emphasis"><text:span text:style-name="T4">2.</text:span></text:span><text:span text:style-name="Strong_20_Emphasis">What are the core functionalities of Jenkins?</text:span></text:p>
      <text:list xml:id="list1752998805" text:style-name="L2">
        <text:list-item>
          <text:p text:style-name="P144"><text:span text:style-name="Strong_20_Emphasis">Answer:</text:span> </text:p>
          <text:list>
            <text:list-item>
              <text:p text:style-name="P144"><text:span text:style-name="Strong_20_Emphasis">Build automation:</text:span> Automating the compilation, testing, and packaging of software. </text:p>
            </text:list-item>
            <text:list-item>
              <text:p text:style-name="P144"><text:span text:style-name="Strong_20_Emphasis">Continuous Integration:</text:span> Automatically building and testing code changes as they are committed to version control. </text:p>
            </text:list-item>
            <text:list-item>
              <text:p text:style-name="P53"><text:span text:style-name="Strong_20_Emphasis">Continuous Delivery/Deployment:</text:span> Automating the deployment of software to various environments (e.g., testing, staging, production).</text:p>
            </text:list-item>
          </text:list>
        </text:list-item>
      </text:list>
      <text:p text:style-name="Text_20_body">* <text:span text:style-name="T17">CI PROCESS </text:span><text:span text:style-name="T26">: <text:s/>code , build , test , and push</text:span></text:p>
      <text:list xml:id="list1652722159" text:style-name="L3">
        <text:list-item>
          <text:p text:style-name="P54">Developer </text:p>
        </text:list-item>
        <text:list-item>
          <text:p text:style-name="P54">version control system</text:p>
        </text:list-item>
        <text:list-item>
          <text:p text:style-name="P54">fetch</text:p>
        </text:list-item>
        <text:list-item>
          <text:p text:style-name="P54">build</text:p>
        </text:list-item>
        <text:list-item>
          <text:p text:style-name="P54">test</text:p>
        </text:list-item>
        <text:list-item>
          <text:p text:style-name="P54">notify</text:p>
        </text:list-item>
        <text:list-item>
          <text:p text:style-name="P54">developer</text:p>
        </text:list-item>
      </text:list>
      <text:p text:style-name="Text_20_body"><text:span text:style-name="Strong_20_Emphasis"><text:span text:style-name="T15">3</text:span></text:span><text:span text:style-name="Strong_20_Emphasis">. Build</text:span></text:p>
      <text:list xml:id="list3707981460" text:style-name="L4">
        <text:list-item>
          <text:p text:style-name="P55"><text:span text:style-name="Strong_20_Emphasis">What it is:</text:span> The process of transforming source code (written in languages like Java, Python, JavaScript, etc.) into an executable form. </text:p>
        </text:list-item>
        <text:list-item>
          <text:p text:style-name="P45"><text:span text:style-name="Strong_20_Emphasis">Key Steps:</text:span> </text:p>
          <text:p text:style-name="P45"/>
        </text:list-item>
      </text:list>
      <text:list xml:id="list756349231" text:style-name="L5">
        <text:list-item>
          <text:p text:style-name="P56"><text:span text:style-name="Strong_20_Emphasis">Compilation:</text:span> Translating source code into machine code (for compiled languages). </text:p>
        </text:list-item>
      </text:list>
      <text:list xml:id="list130758135773108" text:continue-list="list3707981460" text:style-name="L4">
        <text:list-item>
          <text:p text:style-name="P55"><text:span text:style-name="Strong_20_Emphasis">Packaging:</text:span> Bundling the application and its dependencies into a deployable format (e.g., JAR files, WAR files, Docker images). </text:p>
        </text:list-item>
      </text:list>
      <text:list xml:id="list2185464793" text:style-name="L6">
        <text:list-item>
          <text:p text:style-name="P57"><text:span text:style-name="Strong_20_Emphasis"><text:span text:style-name="T3">Automation</text:span></text:span><text:span text:style-name="Strong_20_Emphasis">:</text:span> CI/CD tools (like Jenkins, GitLab CI) automatically trigger the build process whenever code changes are pushed to the version control system (like Git).</text:p>
        </text:list-item>
      </text:list>
      <text:p text:style-name="Text_20_body"><text:span text:style-name="Strong_20_Emphasis"><text:span text:style-name="T15">4</text:span></text:span><text:span text:style-name="Strong_20_Emphasis">. Test</text:span></text:p>
      <text:list xml:id="list2928260535" text:style-name="L7">
        <text:list-item>
          <text:p text:style-name="P145"><text:span text:style-name="Strong_20_Emphasis">What it is:</text:span> The process of verifying that the built application meets the required functionality, performance, and quality standards. </text:p>
        </text:list-item>
        <text:list-item>
          <text:p text:style-name="P145"><text:span text:style-name="Strong_20_Emphasis">Types of Tests:</text:span> </text:p>
          <text:list>
            <text:list-item>
              <text:p text:style-name="P58"><text:soft-page-break/><text:span text:style-name="Strong_20_Emphasis">Unit Tests:</text:span> Test individual components or units of code.</text:p>
            </text:list-item>
            <text:list-item>
              <text:p text:style-name="P58"><text:span text:style-name="Strong_20_Emphasis">Integration Tests:</text:span> Test how different parts of the system work together. </text:p>
            </text:list-item>
            <text:list-item>
              <text:p text:style-name="P58"><text:span text:style-name="Strong_20_Emphasis">End-to-End Tests:</text:span> Test the entire application flow from start to finish. </text:p>
            </text:list-item>
            <text:list-item>
              <text:p text:style-name="P58"><text:span text:style-name="Strong_20_Emphasis">Performance Tests:</text:span> Evaluate the application's performance under different loads.</text:p>
            </text:list-item>
            <text:list-item>
              <text:p text:style-name="P58"><text:span text:style-name="Strong_20_Emphasis"><text:span text:style-name="T3">Automation</text:span></text:span><text:span text:style-name="Strong_20_Emphasis">:</text:span> CI/CD tools execute automated tests as part of the build process. Test results are analyzed, and failures are reported.</text:p>
            </text:list-item>
          </text:list>
        </text:list-item>
      </text:list>
      <text:p text:style-name="Text_20_body"><text:span text:style-name="Strong_20_Emphasis"><text:span text:style-name="T15">5</text:span></text:span><text:span text:style-name="Strong_20_Emphasis">.Deploy</text:span></text:p>
      <text:list xml:id="list336669353" text:style-name="L8">
        <text:list-item>
          <text:p text:style-name="P59"><text:span text:style-name="Strong_20_Emphasis">What it is:</text:span> The process of releasing the tested application to a target environment (e.g., development, staging, production)</text:p>
        </text:list-item>
        <text:list-item>
          <text:p text:style-name="P46"><text:span text:style-name="Strong_20_Emphasis">Key Steps:</text:span> </text:p>
          <text:p text:style-name="P46"/>
        </text:list-item>
      </text:list>
      <text:list xml:id="list3888742315" text:style-name="L9">
        <text:list-item>
          <text:p text:style-name="P60"><text:span text:style-name="Strong_20_Emphasis">Staging:</text:span> Deploying the application to a staging environment that closely resembles the production environment for further testing.</text:p>
        </text:list-item>
        <text:list-item>
          <text:p text:style-name="P60"><text:span text:style-name="Strong_20_Emphasis">Production:</text:span> Deploying the application to the live environment where end-users access it.</text:p>
        </text:list-item>
        <text:list-item>
          <text:p text:style-name="P60"><text:span text:style-name="Strong_20_Emphasis"><text:span text:style-name="T3">Automation</text:span></text:span><text:span text:style-name="Strong_20_Emphasis">:</text:span> CI/CD tools automate the deployment process, minimizing manual intervention and reducing the risk of human error.</text:p>
        </text:list-item>
      </text:list>
      <text:p text:style-name="P4"><text:span text:style-name="T16">6.Architecture of Jenkins</text:span>: <text:s text:c="2"/>MASTER-SLAVE</text:p>
      <text:p text:style-name="P4"><text:s text:c="10"/><text:span text:style-name="T16"><text:s text:c="2"/>Master</text:span> : Assign jobs for slave.</text:p>
      <text:p text:style-name="P4"><text:s text:c="12"/><text:span text:style-name="T16"><text:s/>Slave</text:span> : Executes the jobs on different environment.</text:p>
      <text:p text:style-name="P7">7.Different types of Jnkins jobs:</text:p>
      <text:p text:style-name="P5"><text:s text:c="6"/>Free style , pipelines , multibranch pipeline , and maven job.</text:p>
      <text:p text:style-name="P5"><text:span text:style-name="T16">8.Plugin </text:span>: Integration with other tool or extra features.</text:p>
      <text:p text:style-name="P8"><text:span text:style-name="T16">9.location path</text:span> : <text:span text:style-name="T19">var/</text:span><text:span text:style-name="T20">lib/jenkins</text:span></text:p>
      <text:p text:style-name="P16">10. pipeline as a code created in groovy language.</text:p>
      <text:p text:style-name="P9"><text:span text:style-name="T22">11.</text:span><text:span text:style-name="T23">build artifact</text:span><text:span text:style-name="T21"> :</text:span></text:p>
      <text:p text:style-name="P17"><text:s text:c="5"/>1.Post build archiving : </text:p>
      <text:p text:style-name="P17"><text:s text:c="9"/>archive the artifact <text:s/>: ** /*.war</text:p>
      <text:p text:style-name="P17"><text:s text:c="6"/>2. jenkins environment variables : <text:s text:c="2"/>BUILD_ID , BUILD_TIME_STAMP</text:p>
      <text:p text:style-name="P17"/>
      <text:p text:style-name="P10"><text:span text:style-name="T23">12.COUNTINOUS INTEGRATION PIPELINE SETUP</text:span><text:span text:style-name="T24"> (PROJECT)</text:span></text:p>
      <text:list xml:id="list500092539" text:style-name="L10">
        <text:list-item>
          <text:p text:style-name="P61">Developer git </text:p>
        </text:list-item>
        <text:list-item>
          <text:p text:style-name="P61"><text:soft-page-break/>git hub</text:p>
        </text:list-item>
        <text:list-item>
          <text:p text:style-name="P61">fetch code (git)</text:p>
        </text:list-item>
        <text:list-item>
          <text:p text:style-name="P61">build (maven)</text:p>
        </text:list-item>
        <text:list-item>
          <text:p text:style-name="P61">unit test (maven)</text:p>
        </text:list-item>
        <text:list-item>
          <text:p text:style-name="P61">code analysis (sonar cube)</text:p>
        </text:list-item>
        <text:list-item>
          <text:p text:style-name="P61">upload artifact (nexus os)</text:p>
        </text:list-item>
      </text:list>
      <text:list xml:id="list2567615136" text:style-name="L11">
        <text:list-header>
          <text:p text:style-name="P62"/>
        </text:list-header>
      </text:list>
      <text:p text:style-name="P17"/>
      <text:p text:style-name="Text_20_body"><text:s text:c="39"/></text:p>
      <text:p text:style-name="P6"><text:s text:c="2"/><text:span text:style-name="T25">PIPELINE AS A CODE DEMO (PROJECT)</text:span></text:p>
      <text:p text:style-name="Text_20_body">pipeline {</text:p>
      <text:p text:style-name="Text_20_body"><text:tab/>agent any</text:p>
      <text:p text:style-name="Text_20_body"><text:tab/>tools {</text:p>
      <text:p text:style-name="Text_20_body"><text:tab/> <text:s text:c="3"/>maven "MAVEN3.9"</text:p>
      <text:p text:style-name="Text_20_body"><text:tab/> <text:s text:c="3"/>jdk "JDK17"</text:p>
      <text:p text:style-name="Text_20_body"><text:tab/>}</text:p>
      <text:p text:style-name="Text_20_body"><text:tab/>stages {</text:p>
      <text:p text:style-name="Text_20_body"><text:tab/> <text:s text:c="3"/>stage('Fetch code') {</text:p>
      <text:p text:style-name="Text_20_body"><text:s text:c="12"/>steps {</text:p>
      <text:p text:style-name="Text_20_body"><text:s text:c="15"/>git branch: 'atom', url: 'https://github.com/hkhcoder/vprofile-project.git'</text:p>
      <text:p text:style-name="Text_20_body"><text:s text:c="12"/>}</text:p>
      <text:p text:style-name="Text_20_body"><text:tab/> <text:s text:c="3"/>}</text:p>
      <text:p text:style-name="Text_20_body"><text:s text:c="7"/>stage('UNIT TEST') {</text:p>
      <text:p text:style-name="Text_20_body"><text:s text:c="12"/>steps{</text:p>
      <text:p text:style-name="Text_20_body"><text:s text:c="16"/>sh 'mvn test'</text:p>
      <text:p text:style-name="Text_20_body"><text:s text:c="12"/>}</text:p>
      <text:p text:style-name="Text_20_body"><text:s text:c="8"/>}</text:p>
      <text:p text:style-name="Text_20_body"><text:tab/> <text:s text:c="3"/>stage('Build'){</text:p>
      <text:p text:style-name="Text_20_body"><text:tab/> <text:s text:c="7"/>steps{</text:p>
      <text:p text:style-name="Text_20_body"><text:soft-page-break/><text:tab/> <text:s text:c="10"/>sh 'mvn install -DskipTests'</text:p>
      <text:p text:style-name="Text_20_body"><text:tab/> <text:s text:c="7"/>}</text:p>
      <text:p text:style-name="Text_20_body"><text:tab/> <text:s text:c="7"/>post {</text:p>
      <text:p text:style-name="Text_20_body"><text:tab/> <text:s text:c="10"/>success {</text:p>
      <text:p text:style-name="Text_20_body"><text:tab/> <text:s text:c="13"/>echo 'Now Archiving it...'</text:p>
      <text:p text:style-name="Text_20_body"><text:tab/> <text:s text:c="13"/>archiveArtifacts artifacts: '**/target/*.war'</text:p>
      <text:p text:style-name="Text_20_body"><text:tab/> <text:s text:c="10"/>}</text:p>
      <text:p text:style-name="Text_20_body"><text:tab/> <text:s text:c="7"/>}</text:p>
      <text:p text:style-name="Text_20_body"><text:tab/> <text:s text:c="3"/>} <text:s text:c="2"/></text:p>
      <text:p text:style-name="Text_20_body"><text:tab/>}</text:p>
      <text:p text:style-name="Text_20_body">}</text:p>
      <text:p text:style-name="Text_20_body"><text:s text:c="6"/></text:p>
      <text:list xml:id="list4172363618" text:style-name="L12">
        <text:list-header>
          <text:p text:style-name="P63"><text:s text:c="41"/><text:span text:style-name="T13"><text:s text:c="3"/></text:span></text:p>
        </text:list-header>
      </text:list>
      <text:p text:style-name="Text_20_body"/>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0758403901218" text:continue-numbering="true" text:style-name="L12">
        <text:list-header>
          <text:p text:style-name="P47"><text:soft-page-break/><text:span text:style-name="T13"><text:s text:c="36"/></text:span><text:span text:style-name="T27">GIT </text:span></text:p>
          <text:p text:style-name="P48"/>
        </text:list-header>
        <text:list-item>
          <text:p text:style-name="P64">VERSION CONTROL SYSTEM.</text:p>
        </text:list-item>
        <text:list-item>
          <text:p text:style-name="P65">Three kinds of version control system :</text:p>
          <text:p text:style-name="P65"><text:s text:c="2"/>1. localized VCS : Local copies of the files.</text:p>
          <text:p text:style-name="P65"><text:s text:c="3"/>2. Centeralised VCS : Developers update and commit work copy in computer work station <text:s text:c="2"/></text:p>
          <text:p text:style-name="P65"><text:s text:c="41"/>no repository to keep code in local. <text:s/></text:p>
        </text:list-item>
      </text:list>
      <text:p text:style-name="P11"><text:span text:style-name="T29"><text:s text:c="16"/></text:span><text:span text:style-name="T30">3. Distrubuted VCS : </text:span><text:span text:style-name="T31">Developer take the code in server repository and keep in the clint <text:s text:c="71"/></text:span></text:p>
      <text:p text:style-name="P12"><text:span text:style-name="T29"><text:s text:c="53"/></text:span><text:span text:style-name="T31">repository.</text:span><text:span text:style-name="T29"> <text:s/></text:span></text:p>
      <text:p text:style-name="P18">* <text:s/>COMMANDS :</text:p>
      <text:p text:style-name="P15"><text:span text:style-name="T32">1.</text:span><text:span text:style-name="T29"> </text:span><text:span text:style-name="Strong_20_Emphasis"><text:span text:style-name="T29">Local Version Control System (Local VCS)</text:span></text:span></text:p>
      <text:p text:style-name="Text_20_body">In a <text:span text:style-name="Strong_20_Emphasis">Local VCS</text:span>, all version control happens on your local machine. </text:p>
      <text:p text:style-name="P13"><text:span text:style-name="T29">git config –global user.email(“ <text:s/></text:span><text:a xlink:type="simple" xlink:href="mailto:madhumohan.ece.rymec@gmail.com" text:style-name="Internet_20_link" text:visited-style-name="Visited_20_Internet_20_Link">madhumohan.ece.rymec@gmail.com</text:a><text:span text:style-name="T29">”)</text:span></text:p>
      <text:p text:style-name="P18">git config –global user.name(“madhu mohan”)</text:p>
      <text:p text:style-name="P18">git init <text:s text:c="3"/>- (master) <text:s/></text:p>
      <text:p text:style-name="P18">git status – untracked files </text:p>
      <text:p text:style-name="P18">git add . <text:s/>- tracked files</text:p>
      <text:p text:style-name="P18">git status – check the tracked files </text:p>
      <text:p text:style-name="P18">git commit -m “commit changes”</text:p>
      <text:p text:style-name="P19">git status</text:p>
      <text:p text:style-name="P20">git log</text:p>
      <text:h text:style-name="P22" text:outline-level="3"><text:span text:style-name="T29">2. </text:span><text:span text:style-name="Strong_20_Emphasis"><text:span text:style-name="T29">Centralized Version Control System (Centralized VCS)</text:span></text:span></text:h>
      <text:p text:style-name="Text_20_body">In a <text:span text:style-name="Strong_20_Emphasis">Centralized VCS</text:span>, there is a central repository where all the versioned data is stored. Every developer has their own working copy of the files, but they all pull/push from the same central repository.</text:p>
      <text:p text:style-name="P20">git clone &lt;repository URL&gt;</text:p>
      <text:p text:style-name="P14"><text:span text:style-name="Strong_20_Emphasis"><text:span text:style-name="T29">git fetch</text:span></text:span><text:span text:style-name="T29">: Updates your local copy of the central repository without modifying your working directory.</text:span></text:p>
      <text:p text:style-name="Preformatted_20_Text">git fetch </text:p>
      <text:p text:style-name="P20"/>
      <text:p text:style-name="Standard"><text:soft-page-break/><text:s text:c="34"/><text:span text:style-name="T18">STEP BY STEP PUSH AND PULL FROM GIT HUB</text:span></text:p>
      <text:p text:style-name="Standard"/>
      <text:p text:style-name="P27"><text:span text:style-name="T16">COMMANDS </text:span>: </text:p>
      <text:list xml:id="list657992433" text:style-name="L13">
        <text:list-item>
          <text:p text:style-name="P50">Navigate to your <text:span text:style-name="Source_20_Text">Documents</text:span> directory:</text:p>
          <text:p text:style-name="P50">eg. <text:s/>cd ~/Documents</text:p>
        </text:list-item>
        <text:list-item>
          <text:p text:style-name="P50">Clone your repository into this directory:</text:p>
          <text:p text:style-name="P50"><text:s text:c="2"/>eg. <text:s text:c="2"/>git clone <text:a xlink:type="simple" xlink:href="mailto:git@github.com" text:style-name="Internet_20_link" text:visited-style-name="Visited_20_Internet_20_Link">git@github.com</text:a>:KMMK123/titanwork.git</text:p>
        </text:list-item>
        <text:list-item>
          <text:p text:style-name="P67"><text:span text:style-name="T33">Assuming you have the file </text:span><text:span text:style-name="Source_20_Text"><text:span text:style-name="T33">IMP_Q&amp;A_CLOUD.odt</text:span></text:span><text:span text:style-name="T33"> in the </text:span><text:span text:style-name="Source_20_Text"><text:span text:style-name="T33">Documents</text:span></text:span><text:span text:style-name="T33"> directory and you want to add it to the </text:span><text:span text:style-name="Source_20_Text"><text:span text:style-name="T33">titanwork</text:span></text:span><text:span text:style-name="T33"> repository:</text:span></text:p>
        </text:list-item>
        <text:list-item>
          <text:p text:style-name="P67">Move the file from <text:span text:style-name="Source_20_Text">Documents</text:span> to the <text:span text:style-name="Source_20_Text">titanwork</text:span> directory:</text:p>
          <text:p text:style-name="P50"><text:s text:c="2"/>eg.mv IMP_Q&amp;A_CLOUD.odt ~/titanwork/</text:p>
        </text:list-item>
        <text:list-item>
          <text:p text:style-name="P50">Now, navigate into your cloned <text:span text:style-name="Source_20_Text">titanwork</text:span> directory:</text:p>
          <text:p text:style-name="P50"><text:s text:c="3"/>eg.cd ~/titanwork</text:p>
        </text:list-item>
        <text:list-item>
          <text:p text:style-name="P68">Now, add the file to Git staging area:</text:p>
          <text:p text:style-name="P50"><text:s text:c="2"/>eg.git add IMP_Q&amp;A_CLOUD.odt</text:p>
        </text:list-item>
        <text:list-item>
          <text:p text:style-name="P50">After staging the file, commit your changes:</text:p>
          <text:p text:style-name="P50"><text:s text:c="2"/>eg. git commit -m "Add IMP_Q&amp;A_CLOUD.odt file"</text:p>
        </text:list-item>
        <text:list-item>
          <text:p text:style-name="P50">Finally, push the changes to your GitHub repository:</text:p>
          <text:p text:style-name="P50"><text:s text:c="6"/><text:span text:style-name="T38">eg. git push origin main</text:span></text:p>
        </text:list-item>
      </text:list>
      <text:p text:style-name="P27"/>
      <text:list xml:id="list2817528178" text:style-name="L14">
        <text:list-item>
          <text:p text:style-name="P51"><text:span text:style-name="T35">IMP</text:span><text:span text:style-name="T34"> <text:s text:c="2"/></text:span><text:s text:c="3"/><text:span text:style-name="Strong_20_Emphasis">For </text:span><text:span text:style-name="Strong_20_Emphasis"><text:span text:style-name="Source_20_Text">.odt</text:span></text:span><text:span text:style-name="Strong_20_Emphasis"> files</text:span>, you will need a graphical editor like LibreOffice or OpenOffice. </text:p>
        </text:list-item>
      </text:list>
      <text:p text:style-name="P28"><text:s text:c="29"/>You can <text:s/>open the file from the terminal using: <text:s text:c="2"/></text:p>
      <text:p text:style-name="P28"><text:s text:c="19"/><text:span text:style-name="T34"><text:s text:c="2"/></text:span><text:span text:style-name="T35">command</text:span><text:span text:style-name="T39"> :</text:span> libreoffice IMP_Q&amp;A_CLOUD.odt</text:p>
      <text:p text:style-name="P28"><text:span text:style-name="T39">2.</text:span>After making changes, go back to the terminal and check the status of the repository to see which files have been modified:</text:p>
      <text:p text:style-name="P28"><text:s text:c="40"/><text:span text:style-name="T39">command </text:span>: git status</text:p>
      <text:p text:style-name="P28"><text:span text:style-name="T39">3.</text:span>After editing the file, you need to <text:span text:style-name="Strong_20_Emphasis">stage</text:span> it for commit:</text:p>
      <text:p text:style-name="P28"><text:s text:c="35"/><text:span text:style-name="T39">command : git add .</text:span></text:p>
      <text:p text:style-name="P28"><text:span text:style-name="T39">4. </text:span>Now, commit the changes with a descriptive message about what you modified:</text:p>
      <text:p text:style-name="P28"><text:s text:c="27"/><text:span text:style-name="T39">command : git commit -m "Updated IMP_Q&amp;A_CLOUD.odt file"</text:span></text:p>
      <text:p text:style-name="P28"><text:span text:style-name="T39">5.</text:span>After committing, push the changes to the remote repository on GitHub:</text:p>
      <text:p text:style-name="P28"><text:s text:c="36"/><text:span text:style-name="T39">command : git push origin main</text:span></text:p>
      <text:p text:style-name="P29"><text:span text:style-name="T40">6.</text:span>If you want to delete a single text file, use the <text:span text:style-name="Source_20_Text">rm</text:span> command followed by the file name:</text:p>
      <text:p text:style-name="P29"><text:s text:c="31"/><text:span text:style-name="T40">command : rm filename</text:span></text:p>
      <text:p text:style-name="Standard"><text:s text:c="29"/><text:span text:style-name="T40">eg.,</text:span> <text:s/><text:span text:style-name="T40">command : rm 'INTERVIEW_POINT_CLOUD (2).odt'</text:span></text:p>
      <text:p text:style-name="Standard"/>
      <text:p text:style-name="P29"><text:span text:style-name="T40">7.command : </text:span>ssh-keygen -t rsa -b 4096 -C "your_email@example.com"</text:p>
      <text:p text:style-name="Standard"><text:s text:c="16"/><text:span text:style-name="T40">ssh-keygen : </text:span>SSH keys are used for secure authentication between your machine and <text:s text:c="13"/>remote servers or services (e.g., GitHub, AWS, etc.).</text:p>
      <text:p text:style-name="Standard"><text:s text:c="17"/>-<text:span text:style-name="T40">t rsa : type of <text:s/></text:span><text:span text:style-name="Strong_20_Emphasis">RSA</text:span> (Rivest–Shamir–Adleman) is a widely used encryption algorithm for generating public-private key pairs.</text:p>
      <text:p text:style-name="Standard"><text:s text:c="18"/>-<text:span text:style-name="T40">b 4096 : 4096 bits</text:span></text:p>
      <text:p text:style-name="Standard"><text:s text:c="18"/>-<text:span text:style-name="T40">C : commant your email</text:span></text:p>
      <text:p text:style-name="Standard"/>
      <text:p text:style-name="P30"><text:soft-page-break/><text:s text:c="58"/><text:span text:style-name="T6"><text:s text:c="10"/></text:span><text:span text:style-name="T10">DOCKER</text:span></text:p>
      <text:p text:style-name="P34"/>
      <text:list xml:id="list624583348" text:style-name="L15">
        <text:list-item>
          <text:p text:style-name="P146"><text:span text:style-name="Strong_20_Emphasis">What is Docker?</text:span></text:p>
          <text:list>
            <text:list-item>
              <text:p text:style-name="P146">A platform for developing, shipping, and running applications inside containers.</text:p>
            </text:list-item>
            <text:list-item>
              <text:p text:style-name="P146">Containers are isolated environments that contain everything needed for an application to run (code, libraries, dependencies).</text:p>
            </text:list-item>
          </text:list>
        </text:list-item>
        <text:list-item>
          <text:p text:style-name="P146"><text:span text:style-name="Strong_20_Emphasis">Why use Docker?</text:span></text:p>
          <text:list>
            <text:list-item>
              <text:p text:style-name="P146">Portability: Docker containers can run anywhere (on your machine, on a server, in the cloud).</text:p>
            </text:list-item>
            <text:list-item>
              <text:p text:style-name="P146">Isolation: Each container runs in its own isolated environment, preventing conflicts.</text:p>
            </text:list-item>
            <text:list-item>
              <text:p text:style-name="P146">Efficiency: Docker uses the host OS’s kernel and runs applications in lightweight containers, saving resources.</text:p>
            </text:list-item>
          </text:list>
        </text:list-item>
        <text:list-item>
          <text:p text:style-name="P146"><text:span text:style-name="Strong_20_Emphasis">Basic Docker Terminology</text:span></text:p>
          <text:list>
            <text:list-item>
              <text:p text:style-name="P146"><text:span text:style-name="Strong_20_Emphasis">Docker Engine</text:span>: The core part of Docker that runs and manages containers.</text:p>
            </text:list-item>
            <text:list-item>
              <text:p text:style-name="P146"><text:span text:style-name="Strong_20_Emphasis">Containers</text:span>: Lightweight, portable environments that package an application and its dependencies.</text:p>
            </text:list-item>
            <text:list-item>
              <text:p text:style-name="P146"><text:span text:style-name="Strong_20_Emphasis">Images</text:span>: Read-only templates used to create containers.</text:p>
            </text:list-item>
            <text:list-item>
              <text:p text:style-name="P146"><text:span text:style-name="Strong_20_Emphasis">Dockerfile</text:span>: A file containing a script that defines the environment inside a container (what software and configurations the container will have).</text:p>
            </text:list-item>
            <text:list-item>
              <text:p text:style-name="P69"><text:span text:style-name="Strong_20_Emphasis">Docker Hub</text:span>: A cloud-based registry for storing and sharing Docker images.</text:p>
            </text:list-item>
          </text:list>
        </text:list-item>
      </text:list>
      <text:h text:style-name="Heading_20_4" text:outline-level="4"><text:span text:style-name="Strong_20_Emphasis">2. Setting up Docker</text:span></text:h>
      <text:list xml:id="list815843312" text:style-name="L16">
        <text:list-item>
          <text:p text:style-name="P70"><text:span text:style-name="Strong_20_Emphasis">Install Docker</text:span></text:p>
          <text:list>
            <text:list-item>
              <text:p text:style-name="P147">Install Docker on your operating system (Linux, macOS, or Windows). Follow the official Docker installation guide.</text:p>
            </text:list-item>
          </text:list>
        </text:list-item>
        <text:list-item>
          <text:p text:style-name="P70"><text:span text:style-name="Strong_20_Emphasis">Verify the Installation</text:span></text:p>
          <text:list>
            <text:list-item>
              <text:p text:style-name="P70">After installing, open your terminal (or Docker Desktop if you're on macOS/Windows) and check the version:</text:p>
            </text:list-item>
          </text:list>
        </text:list-item>
      </text:list>
      <text:p text:style-name="Standard"><text:s text:c="39"/><text:span text:style-name="T16"><text:s/></text:span><text:span text:style-name="Source_20_Text"><text:span text:style-name="T16">docker --version</text:span></text:span></text:p>
      <text:list xml:id="list737722329" text:style-name="L17">
        <text:list-item>
          <text:p text:style-name="P71"><text:span text:style-name="Strong_20_Emphasis">Run a simple Docker container</text:span></text:p>
          <text:p text:style-name="P71"><text:span text:style-name="Strong_20_Emphasis"><text:s text:c="27"/>docker run hello-world</text:span></text:p>
        </text:list-item>
      </text:list>
      <text:list xml:id="list4120456042" text:style-name="L18">
        <text:list-item>
          <text:p text:style-name="P72">Use a simple example to verify that everything is working:</text:p>
        </text:list-item>
      </text:list>
      <text:h text:style-name="Heading_20_4" text:outline-level="4"><text:span text:style-name="Strong_20_Emphasis">3. Docker Images and Containers</text:span></text:h>
      <text:list xml:id="list3868720925" text:style-name="L19">
        <text:list-item>
          <text:p text:style-name="P73"><text:span text:style-name="Strong_20_Emphasis">Docker Images</text:span></text:p>
          <text:list>
            <text:list-item>
              <text:p text:style-name="P73"><text:span text:style-name="Strong_20_Emphasis">What is an image?</text:span><text:line-break/>An image is a snapshot of a filesystem that contains everything needed to run an application (code, libraries, binaries).</text:p>
            </text:list-item>
            <text:list-item>
              <text:p text:style-name="P73"><text:soft-page-break/><text:span text:style-name="Strong_20_Emphasis">Building an Image</text:span></text:p>
              <text:list>
                <text:list-item>
                  <text:p text:style-name="P148">You can create custom images using a <text:span text:style-name="Strong_20_Emphasis">Dockerfile</text:span>.</text:p>
                </text:list-item>
                <text:list-item>
                  <text:p text:style-name="P74">A Dockerfile is a script that contains instructions to build an image.</text:p>
                </text:list-item>
              </text:list>
            </text:list-item>
          </text:list>
        </text:list-item>
      </text:list>
      <text:p text:style-name="P31"><text:s text:c="2"/><text:span text:style-name="T16"><text:s text:c="2"/>FROM python:3.8</text:span></text:p>
      <text:p text:style-name="P32">WORKDIR /app</text:p>
      <text:p text:style-name="P32">COPY . /app</text:p>
      <text:p text:style-name="P32">RUN pip install -r requirements.txt</text:p>
      <text:p text:style-name="P32">CMD ["python", "app.py"]</text:p>
      <text:p text:style-name="Standard"/>
      <text:p text:style-name="Standard">After creating the Dockerfile, you can build the image:</text:p>
      <text:p text:style-name="Standard"><text:s text:c="11"/><text:span text:style-name="T16"><text:s/>docker build -t my-app .</text:span></text:p>
      <text:p text:style-name="P32"/>
      <text:p text:style-name="Text_20_body"><text:span text:style-name="Strong_20_Emphasis">Docker Containers</text:span></text:p>
      <text:list xml:id="list1621921648" text:style-name="L20">
        <text:list-item>
          <text:p text:style-name="P75"><text:span text:style-name="Strong_20_Emphasis">What is a container?</text:span> A container is a running instance of an image. It’s an isolated process on your system that runs an application.</text:p>
        </text:list-item>
        <text:list-item>
          <text:p text:style-name="P75"><text:span text:style-name="Strong_20_Emphasis">Run a container from an image</text:span></text:p>
        </text:list-item>
      </text:list>
      <text:p text:style-name="P32">docker run -d --name my-container my-app</text:p>
      <text:p text:style-name="P32"/>
      <text:p text:style-name="P42"><text:span text:style-name="T41"><text:s text:c="17"/>The </text:span><text:span text:style-name="Source_20_Text"><text:span text:style-name="T41">-d</text:span></text:span><text:span text:style-name="T41"> flag runs the container in detached mode.</text:span></text:p>
      <text:list xml:id="list3723934606" text:style-name="L21">
        <text:list-item>
          <text:p text:style-name="P76"><text:span text:style-name="Source_20_Text">--name</text:span> allows you to assign a custom name to your container.</text:p>
        </text:list-item>
      </text:list>
      <text:p text:style-name="Text_20_body"/>
      <text:p text:style-name="P32">List running containers</text:p>
      <text:p text:style-name="P32"><text:s text:c="5"/>docker ps</text:p>
      <text:p text:style-name="Text_20_body"><text:span text:style-name="Strong_20_Emphasis">Stopping and Removing Containers</text:span></text:p>
      <text:list xml:id="list3462412640" text:style-name="L22">
        <text:list-item>
          <text:p text:style-name="P77">To stop a running container:</text:p>
        </text:list-item>
      </text:list>
      <text:p text:style-name="P32">docker stop my-container</text:p>
      <text:p text:style-name="P32">To remove a stopped container:</text:p>
      <text:p text:style-name="P32">docker rm my-container</text:p>
      <text:h text:style-name="Heading_20_4" text:outline-level="4"><text:span text:style-name="Strong_20_Emphasis">4. Docker Networking</text:span></text:h>
      <text:list xml:id="list3283141183" text:style-name="L23">
        <text:list-item>
          <text:p text:style-name="P78"><text:span text:style-name="Strong_20_Emphasis">Docker Networking Basics</text:span></text:p>
          <text:list>
            <text:list-item>
              <text:p text:style-name="P149"><text:span text:style-name="Strong_20_Emphasis">Container networking</text:span> allows containers to communicate with each other and with the outside world.</text:p>
            </text:list-item>
            <text:list-item>
              <text:p text:style-name="P149">By default, containers are connected to a "bridge" network.</text:p>
            </text:list-item>
          </text:list>
        </text:list-item>
        <text:list-item>
          <text:p text:style-name="P78"><text:span text:style-name="Strong_20_Emphasis">Connecting Containers</text:span></text:p>
          <text:list>
            <text:list-item>
              <text:p text:style-name="P78">To connect containers, you can use Docker's <text:span text:style-name="Source_20_Text">--link</text:span> option or define a custom network.</text:p>
              <text:p text:style-name="P78">docker network create my-network</text:p>
            </text:list-item>
            <text:list-item>
              <text:p text:style-name="P78"><text:soft-page-break/>docker run -d --name container1 --network my-network my-image</text:p>
            </text:list-item>
            <text:list-item>
              <text:p text:style-name="P78">docker run -d --name container2 --network my-network my-image</text:p>
            </text:list-item>
          </text:list>
        </text:list-item>
      </text:list>
      <text:p text:style-name="Text_20_body"><text:span text:style-name="Strong_20_Emphasis">Ports and Exposing Ports</text:span></text:p>
      <text:list xml:id="list1117164894" text:style-name="L24">
        <text:list-item>
          <text:p text:style-name="P79">To make a service inside a container accessible from the outside, you expose a port:</text:p>
        </text:list-item>
        <text:list-item>
          <text:p text:style-name="P81">docker run -p 8080:80 my-app</text:p>
        </text:list-item>
        <text:list-item>
          <text:p text:style-name="P80">This command maps port 80 inside the container to port 8080 on your host machine.</text:p>
          <text:p text:style-name="P80"><text:span text:style-name="Strong_20_Emphasis">5. Docker Volumes (Persistent Data)</text:span></text:p>
        </text:list-item>
      </text:list>
      <text:list xml:id="list4189914951" text:style-name="L25">
        <text:list-item>
          <text:p text:style-name="P150"><text:span text:style-name="Strong_20_Emphasis">What are Docker Volumes?</text:span></text:p>
          <text:list>
            <text:list-item>
              <text:p text:style-name="P150">Volumes are used to store persistent data outside the container’s filesystem. This is important because data in containers is ephemeral—if a container is removed, the data is lost.</text:p>
            </text:list-item>
          </text:list>
        </text:list-item>
        <text:list-item>
          <text:p text:style-name="P150"><text:span text:style-name="Strong_20_Emphasis">Creating and Using Volumes</text:span></text:p>
          <text:list>
            <text:list-item>
              <text:p text:style-name="P84">To create a volume:</text:p>
            </text:list-item>
          </text:list>
        </text:list-item>
      </text:list>
      <text:list xml:id="list130757338898300" text:continue-list="list1117164894" text:style-name="L24">
        <text:list-item>
          <text:p text:style-name="P81">docker volume create my-volume</text:p>
        </text:list-item>
        <text:list-item>
          <text:p text:style-name="P82">To mount a volume into a container:</text:p>
          <text:p text:style-name="P83">docker run -v my-volume:/data my-app</text:p>
          <text:p text:style-name="P83"><text:span text:style-name="Strong_20_Emphasis">6. Docker Compose (Managing Multi-Container Applications)</text:span></text:p>
        </text:list-item>
      </text:list>
      <text:list xml:id="list4096159792" text:style-name="L26">
        <text:list-item>
          <text:p text:style-name="P151"><text:span text:style-name="Strong_20_Emphasis">What is Docker Compose?</text:span></text:p>
          <text:list>
            <text:list-item>
              <text:p text:style-name="P151">Docker Compose is a tool for defining and running multi-container Docker applications. With Compose, you can use a YAML file to define services, networks, and volumes.</text:p>
            </text:list-item>
          </text:list>
        </text:list-item>
        <text:list-item>
          <text:p text:style-name="P151"><text:span text:style-name="Strong_20_Emphasis">Basic Docker Compose Example</text:span></text:p>
          <text:list>
            <text:list-item>
              <text:p text:style-name="P85">Create a <text:span text:style-name="Source_20_Text">docker-compose.yml</text:span> file:</text:p>
            </text:list-item>
          </text:list>
        </text:list-item>
      </text:list>
      <text:list xml:id="list130756639614020" text:continue-list="list130757338898300" text:style-name="L24">
        <text:list-header>
          <text:p text:style-name="P82">version: '3'</text:p>
          <text:p text:style-name="P82">services:</text:p>
          <text:p text:style-name="P82"><text:s/>web:</text:p>
          <text:p text:style-name="P82"><text:s text:c="4"/>image: nginx</text:p>
          <text:p text:style-name="P82"><text:s text:c="4"/>ports:</text:p>
          <text:p text:style-name="P82"><text:s text:c="6"/>- "8080:80"</text:p>
          <text:p text:style-name="P82"><text:s text:c="2"/>db:</text:p>
          <text:p text:style-name="P82"><text:s text:c="4"/>image: postgres</text:p>
          <text:p text:style-name="P82"><text:s text:c="4"/>environment:</text:p>
          <text:p text:style-name="P82"><text:soft-page-break/><text:s text:c="6"/>POSTGRES_PASSWORD: example</text:p>
        </text:list-header>
        <text:list-item>
          <text:p text:style-name="P81">Start the application with:</text:p>
        </text:list-item>
      </text:list>
      <text:p text:style-name="P32"><text:s text:c="8"/>docker-compose up</text:p>
      <text:h text:style-name="Heading_20_4" text:outline-level="4"><text:span text:style-name="Strong_20_Emphasis">7. Advanced Docker Concepts</text:span></text:h>
      <text:list xml:id="list4063067303" text:style-name="L27">
        <text:list-item>
          <text:p text:style-name="P86"><text:span text:style-name="Strong_20_Emphasis">Docker Swarm (Container Orchestration)</text:span></text:p>
          <text:list>
            <text:list-item>
              <text:p text:style-name="P152">Docker Swarm is Docker's native clustering and orchestration tool that helps you manage and scale containers in production.</text:p>
            </text:list-item>
          </text:list>
        </text:list-item>
        <text:list-item>
          <text:p text:style-name="P86"><text:span text:style-name="Strong_20_Emphasis">Kubernetes vs Docker Swarm</text:span></text:p>
          <text:list>
            <text:list-item>
              <text:p text:style-name="P152">Kubernetes is a more feature-rich container orchestration system than Docker Swarm. It’s widely used in large-scale applications.</text:p>
            </text:list-item>
          </text:list>
        </text:list-item>
        <text:list-item>
          <text:p text:style-name="P86"><text:span text:style-name="Strong_20_Emphasis">Docker Security</text:span></text:p>
          <text:list>
            <text:list-item>
              <text:p text:style-name="P152">Security is important in Docker since containers are running on the same OS. Learn how to secure your Docker containers (e.g., using security scans, limiting privileges, etc.).</text:p>
            </text:list-item>
          </text:list>
        </text:list-item>
        <text:list-item>
          <text:p text:style-name="P86"><text:span text:style-name="Strong_20_Emphasis">Optimizing Docker Images</text:span></text:p>
          <text:list>
            <text:list-item>
              <text:p text:style-name="P86">Reduce the size of your Docker images by using multi-stage builds and choosing smaller base images (e.g., Alpine).</text:p>
            </text:list-item>
          </text:list>
        </text:list-item>
      </text:list>
      <text:h text:style-name="Heading_20_4" text:outline-level="4"><text:span text:style-name="Strong_20_Emphasis">8. Docker Best Practices</text:span></text:h>
      <text:list xml:id="list2761890445" text:style-name="L28">
        <text:list-item>
          <text:p text:style-name="P153"><text:span text:style-name="Strong_20_Emphasis">Writing Efficient Dockerfiles</text:span></text:p>
          <text:list>
            <text:list-item>
              <text:p text:style-name="P153">Use multi-stage builds.</text:p>
            </text:list-item>
            <text:list-item>
              <text:p text:style-name="P153">Minimize the number of layers by combining commands like <text:span text:style-name="Source_20_Text">RUN</text:span> into one.</text:p>
            </text:list-item>
            <text:list-item>
              <text:p text:style-name="P153">Avoid unnecessary packages in the container image.</text:p>
            </text:list-item>
          </text:list>
        </text:list-item>
        <text:list-item>
          <text:p text:style-name="P153"><text:span text:style-name="Strong_20_Emphasis">Container Monitoring and Logging</text:span></text:p>
          <text:list>
            <text:list-item>
              <text:p text:style-name="P153">Monitor container health and performance.</text:p>
            </text:list-item>
            <text:list-item>
              <text:p text:style-name="P87">Integrate logging solutions like ELK stack (Elasticsearch, Logstash, and Kibana) or others.</text:p>
            </text:list-item>
          </text:list>
        </text:list-item>
      </text:list>
      <text:p text:style-name="P32"/>
      <text:h text:style-name="Heading_20_3" text:outline-level="3"><text:span text:style-name="Strong_20_Emphasis"><text:span text:style-name="T34">Docker Images and Containers</text:span></text:span></text:h>
      <text:h text:style-name="Heading_20_4" text:outline-level="4">Understanding Docker Images</text:h>
      <text:p text:style-name="Text_20_body">Docker images are the blueprints for containers. Let's list some pre-existing images and run them.</text:p>
      <text:p text:style-name="P32">docker pull ubuntu</text:p>
      <text:p text:style-name="P32">docker images</text:p>
      <text:p text:style-name="P32"/>
      <text:p text:style-name="Text_20_body"><text:span text:style-name="T16">This command pulls the </text:span><text:span text:style-name="Strong_20_Emphasis">Ubuntu</text:span><text:span text:style-name="T16"> image and shows a list of images stored on your system.</text:span></text:p>
      <text:h text:style-name="Heading_20_4" text:outline-level="4"><text:soft-page-break/>Running Your First Container</text:h>
      <text:p text:style-name="Text_20_body">To run an Ubuntu container interactively (i.e., open a terminal inside the container), run:</text:p>
      <text:p text:style-name="P32">docker run -it ubuntu bash</text:p>
      <text:p text:style-name="P32"/>
      <text:p text:style-name="P6">This command:</text:p>
      <text:list xml:id="list531978413" text:style-name="L29">
        <text:list-item>
          <text:p text:style-name="P154"><text:span text:style-name="Source_20_Text">-it</text:span> means to run the container interactively with a terminal.</text:p>
        </text:list-item>
        <text:list-item>
          <text:p text:style-name="P154"><text:span text:style-name="Source_20_Text">ubuntu</text:span> is the image to use.</text:p>
        </text:list-item>
        <text:list-item>
          <text:p text:style-name="P88"><text:span text:style-name="Source_20_Text">bash</text:span> opens a Bash shell inside the container.</text:p>
        </text:list-item>
      </text:list>
      <text:p text:style-name="Text_20_body">Now, you're inside the container, and you can run Linux commands. To exit the container, type <text:span text:style-name="Source_20_Text">exit</text:span>.</text:p>
      <text:h text:style-name="Heading_20_4" text:outline-level="4">Stopping and Removing Containers</text:h>
      <text:p text:style-name="Text_20_body">To list all running containers:</text:p>
      <text:p text:style-name="P32"><text:s text:c="58"/><text:span text:style-name="T34"><text:s/></text:span><text:span text:style-name="T37">IMP QUESTIONS</text:span></text:p>
      <text:p text:style-name="P32"/>
      <text:p text:style-name="P6"><text:span text:style-name="Strong_20_Emphasis"><text:span text:style-name="T44">1.</text:span></text:span><text:span text:style-name="Strong_20_Emphasis">What is Docker? How does it differ from a virtual machine?</text:span></text:p>
      <text:list xml:id="list2253311556" text:style-name="L30">
        <text:list-item>
          <text:p text:style-name="P89"><text:span text:style-name="Strong_20_Emphasis">Docker</text:span> is a containerization platform that allows you to package applications and their dependencies into isolated, portable containers. These containers share the same OS kernel, unlike virtual machines, which run separate operating systems on top of a hypervisor. Docker containers are lightweight and more efficient because they don’t require a full operating system like VMs do.</text:p>
          <text:p text:style-name="P89"><text:span text:style-name="Strong_20_Emphasis"><text:span text:style-name="T44">2.</text:span></text:span><text:span text:style-name="Strong_20_Emphasis">Explain the Docker architecture: What are images, containers, and Docker registries?</text:span></text:p>
        </text:list-item>
      </text:list>
      <text:list xml:id="list2824334375" text:style-name="L31">
        <text:list-item>
          <text:p text:style-name="P155"><text:span text:style-name="Strong_20_Emphasis">Docker Images</text:span>: Immutable, read-only templates that define the environment and application code in a container.</text:p>
        </text:list-item>
        <text:list-item>
          <text:p text:style-name="P155"><text:span text:style-name="Strong_20_Emphasis">Docker Containers</text:span>: A running instance of a Docker image. It is the executable component that runs the application inside the isolated environment.</text:p>
        </text:list-item>
        <text:list-item>
          <text:p text:style-name="P90"><text:span text:style-name="Strong_20_Emphasis">Docker Registries</text:span>: Repositories where Docker images are stored. The public registry is Docker Hub, but you can also create private registries.</text:p>
          <text:p text:style-name="P90"><text:span text:style-name="Strong_20_Emphasis"><text:span text:style-name="T44">3.</text:span></text:span><text:span text:style-name="Strong_20_Emphasis">What is the Dockerfile, and how do you build an image using it?</text:span></text:p>
        </text:list-item>
      </text:list>
      <text:list xml:id="list4119002051" text:style-name="L32">
        <text:list-item>
          <text:p text:style-name="P91"><text:span text:style-name="Strong_20_Emphasis">Dockerfile</text:span> is a text file containing instructions to create a Docker image, such as installing dependencies, copying files, and setting environment variables. You build the image using the <text:span text:style-name="Source_20_Text">docker build</text:span> command:</text:p>
        </text:list-item>
      </text:list>
      <text:p text:style-name="P32"><text:s text:c="16"/>docker build -t my-image-name .</text:p>
      <text:p text:style-name="P32"/>
      <text:p text:style-name="P6"><text:span text:style-name="Strong_20_Emphasis"><text:span text:style-name="T44">4.</text:span></text:span><text:span text:style-name="Strong_20_Emphasis">How do you manage and configure Docker containers?</text:span></text:p>
      <text:list xml:id="list185563891" text:style-name="L33">
        <text:list-item>
          <text:list>
            <text:list-item>
              <text:p text:style-name="P156">You manage Docker containers using commands like:</text:p>
              <text:list>
                <text:list-item>
                  <text:p text:style-name="P156"><text:soft-page-break/><text:span text:style-name="Source_20_Text">docker run</text:span>: Starts a container.</text:p>
                </text:list-item>
                <text:list-item>
                  <text:p text:style-name="P156"><text:span text:style-name="Source_20_Text">docker stop</text:span>: Stops a container.</text:p>
                </text:list-item>
                <text:list-item>
                  <text:p text:style-name="P156"><text:span text:style-name="Source_20_Text">docker start</text:span>: Starts a stopped container.</text:p>
                </text:list-item>
                <text:list-item>
                  <text:p text:style-name="P156"><text:span text:style-name="Source_20_Text">docker exec</text:span>: Executes a command inside a running container.</text:p>
                </text:list-item>
                <text:list-item>
                  <text:p text:style-name="P156"><text:span text:style-name="Source_20_Text">docker logs</text:span>: View logs of a container.</text:p>
                </text:list-item>
                <text:list-item>
                  <text:p text:style-name="P156"><text:span text:style-name="Source_20_Text">docker rm</text:span>: Removes a container.</text:p>
                </text:list-item>
              </text:list>
            </text:list-item>
            <text:list-item>
              <text:p text:style-name="P156">You can configure containers using environment variables, volumes for persistent data, and networking options.</text:p>
            </text:list-item>
          </text:list>
        </text:list-item>
        <text:list-item>
          <text:p text:style-name="P92"><text:span text:style-name="Strong_20_Emphasis">Explain Docker Compose and how it helps in multi-container applications.</text:span></text:p>
          <text:list>
            <text:list-item>
              <text:p text:style-name="P92"><text:span text:style-name="Strong_20_Emphasis">Docker Compose</text:span> is a tool for defining and running multi-container Docker applications. It uses a <text:span text:style-name="Source_20_Text">docker-compose.yml</text:span> file to configure the services (containers), networks, and volumes, allowing you to start all containers with a single command (<text:span text:style-name="Source_20_Text">docker-compose up</text:span>).</text:p>
            </text:list-item>
          </text:list>
        </text:list-item>
      </text:list>
      <text:h text:style-name="Heading_20_4" text:outline-level="4"><text:span text:style-name="Strong_20_Emphasis">Practical Questions:</text:span></text:h>
      <text:list xml:id="list20553502" text:style-name="L34">
        <text:list-item>
          <text:p text:style-name="P93"><text:span text:style-name="Strong_20_Emphasis">How would you troubleshoot a running container?</text:span></text:p>
          <text:list>
            <text:list-item>
              <text:p text:style-name="P157">You can troubleshoot a container by:</text:p>
              <text:list>
                <text:list-item>
                  <text:p text:style-name="P157">Checking logs with <text:span text:style-name="Source_20_Text">docker logs &lt;container_id&gt;</text:span>.</text:p>
                </text:list-item>
                <text:list-item>
                  <text:p text:style-name="P157">Accessing the container interactively using <text:span text:style-name="Source_20_Text">docker exec -it &lt;container_id&gt; bash</text:span>.</text:p>
                </text:list-item>
                <text:list-item>
                  <text:p text:style-name="P157">Verifying resource usage with <text:span text:style-name="Source_20_Text">docker stats &lt;container_id&gt;</text:span>.</text:p>
                </text:list-item>
                <text:list-item>
                  <text:p text:style-name="P157">Inspecting the container’s configuration with <text:span text:style-name="Source_20_Text">docker inspect &lt;container_id&gt;</text:span>.</text:p>
                </text:list-item>
              </text:list>
            </text:list-item>
          </text:list>
        </text:list-item>
        <text:list-item>
          <text:p text:style-name="P93"><text:span text:style-name="Strong_20_Emphasis">Can you explain how you would scale a Dockerized application?</text:span></text:p>
          <text:list>
            <text:list-item>
              <text:p text:style-name="P157">You can scale a Dockerized application by using <text:span text:style-name="Strong_20_Emphasis">Docker Compose</text:span> with multiple replicas, or by using <text:span text:style-name="Strong_20_Emphasis">Docker Swarm</text:span> or <text:span text:style-name="Strong_20_Emphasis">Kubernetes</text:span> for orchestrating and managing scaled services.</text:p>
              <text:list>
                <text:list-item>
                  <text:p text:style-name="P157">In <text:span text:style-name="Strong_20_Emphasis">Docker Compose</text:span>, you can define the <text:span text:style-name="Source_20_Text">replicas</text:span> under the <text:span text:style-name="Source_20_Text">deploy</text:span> section to scale out the service.</text:p>
                </text:list-item>
              </text:list>
            </text:list-item>
          </text:list>
        </text:list-item>
        <text:list-item>
          <text:p text:style-name="P93"><text:span text:style-name="Strong_20_Emphasis">How do you manage container networking and communication between containers?</text:span></text:p>
          <text:list>
            <text:list-item>
              <text:p text:style-name="P157">By default, Docker containers are connected to a bridge network. You can create custom networks using <text:span text:style-name="Source_20_Text">docker network create</text:span> to enable communication between containers. The containers can connect to each other using container names as DNS entries.</text:p>
            </text:list-item>
          </text:list>
        </text:list-item>
        <text:list-item>
          <text:p text:style-name="P93"><text:span text:style-name="Strong_20_Emphasis">What is the difference between </text:span><text:span text:style-name="Strong_20_Emphasis"><text:span text:style-name="Source_20_Text">docker run</text:span></text:span><text:span text:style-name="Strong_20_Emphasis"> and </text:span><text:span text:style-name="Strong_20_Emphasis"><text:span text:style-name="Source_20_Text">docker exec</text:span></text:span><text:span text:style-name="Strong_20_Emphasis">?</text:span></text:p>
          <text:list>
            <text:list-item>
              <text:p text:style-name="P157"><text:span text:style-name="Source_20_Text">docker run</text:span>: Creates and starts a new container from an image.</text:p>
            </text:list-item>
            <text:list-item>
              <text:p text:style-name="P157"><text:span text:style-name="Source_20_Text">docker exec</text:span>: Executes a command inside an already running container.</text:p>
            </text:list-item>
          </text:list>
        </text:list-item>
        <text:list-item>
          <text:p text:style-name="P93"><text:span text:style-name="Strong_20_Emphasis">How do you handle persistent data in Docker containers?</text:span></text:p>
          <text:list>
            <text:list-item>
              <text:p text:style-name="P93"><text:soft-page-break/>You use <text:span text:style-name="Strong_20_Emphasis">Docker Volumes</text:span> to store persistent data outside the container's lifecycle, ensuring data persists even after the container is stopped or removed. You can mount volumes with <text:span text:style-name="Source_20_Text">docker run -v /path/on/host:/path/in/container</text:span>.</text:p>
            </text:list-item>
          </text:list>
        </text:list-item>
      </text:list>
      <text:p text:style-name="Horizontal_20_Line"/>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 text:c="54"/><text:span text:style-name="T34"><text:s/></text:span><text:span text:style-name="T12">KUBERNETES</text:span></text:p>
      <text:p text:style-name="P36"/>
      <text:h text:style-name="P43" text:outline-level="4"><text:span text:style-name="Strong_20_Emphasis"><text:span text:style-name="T12">Core Concepts:</text:span></text:span></text:h>
      <text:list xml:id="list1559803486" text:style-name="L35">
        <text:list-item>
          <text:p text:style-name="P94"><text:span text:style-name="Strong_20_Emphasis">What is Kubernetes, and how does it help in container orchestration?</text:span></text:p>
          <text:list>
            <text:list-item>
              <text:p text:style-name="P158"><text:span text:style-name="Strong_20_Emphasis">Kubernetes</text:span> is an open-source platform for automating the deployment, scaling, and management of containerized applications. It helps in orchestrating containers, ensuring high availability, load balancing, and automatic scaling of applications.</text:p>
            </text:list-item>
          </text:list>
        </text:list-item>
        <text:list-item>
          <text:p text:style-name="P94"><text:span text:style-name="Strong_20_Emphasis">Explain the basic Kubernetes architecture (master node, worker nodes, pods, services, etc.).</text:span></text:p>
          <text:list>
            <text:list-item>
              <text:p text:style-name="P158"><text:span text:style-name="Strong_20_Emphasis">Master Node</text:span>: The control plane of the Kubernetes cluster, managing the cluster's state.</text:p>
            </text:list-item>
            <text:list-item>
              <text:p text:style-name="P158"><text:span text:style-name="Strong_20_Emphasis">Worker Nodes</text:span>: Nodes that run application containers in Pods.</text:p>
            </text:list-item>
            <text:list-item>
              <text:p text:style-name="P158"><text:soft-page-break/><text:span text:style-name="Strong_20_Emphasis">Pods</text:span>: The smallest deployable units, typically containing one or more containers that share networking and storage.</text:p>
            </text:list-item>
            <text:list-item>
              <text:p text:style-name="P158"><text:span text:style-name="Strong_20_Emphasis">Services</text:span>: A set of Pods that work together to provide an abstraction layer for accessing the Pods.</text:p>
            </text:list-item>
          </text:list>
        </text:list-item>
        <text:list-item>
          <text:p text:style-name="P94"><text:span text:style-name="Strong_20_Emphasis">What is a Pod? How does it differ from a container?</text:span></text:p>
          <text:list>
            <text:list-item>
              <text:p text:style-name="P158">A <text:span text:style-name="Strong_20_Emphasis">Pod</text:span> is a Kubernetes object that encapsulates one or more containers, storage resources, and network configurations. It differs from a container because it can host multiple containers that share the same network and storage.</text:p>
            </text:list-item>
          </text:list>
        </text:list-item>
        <text:list-item>
          <text:p text:style-name="P94"><text:span text:style-name="Strong_20_Emphasis">What are Deployments, StatefulSets, and DaemonSets in Kubernetes?</text:span></text:p>
          <text:list>
            <text:list-item>
              <text:p text:style-name="P158"><text:span text:style-name="Strong_20_Emphasis">Deployments</text:span>: Manage stateless applications, ensuring the correct number of replicas are running.</text:p>
            </text:list-item>
            <text:list-item>
              <text:p text:style-name="P158"><text:span text:style-name="Strong_20_Emphasis">StatefulSets</text:span>: Manage stateful applications that require stable network identities and persistent storage.</text:p>
            </text:list-item>
            <text:list-item>
              <text:p text:style-name="P158"><text:span text:style-name="Strong_20_Emphasis">DaemonSets</text:span>: Ensure a specific Pod is running on every node in the cluster.</text:p>
            </text:list-item>
          </text:list>
        </text:list-item>
        <text:list-item>
          <text:p text:style-name="P94"><text:span text:style-name="Strong_20_Emphasis">How do you handle scaling and load balancing in Kubernetes?</text:span></text:p>
          <text:list>
            <text:list-item>
              <text:p text:style-name="P158"><text:span text:style-name="Strong_20_Emphasis">Scaling</text:span>: Kubernetes allows you to scale the number of replicas of a Pod using the <text:span text:style-name="Source_20_Text">kubectl scale</text:span> command or automatically with the Horizontal Pod Autoscaler (HPA).</text:p>
            </text:list-item>
            <text:list-item>
              <text:p text:style-name="P94"><text:span text:style-name="Strong_20_Emphasis">Load Balancing</text:span>: Kubernetes provides load balancing for services via the <text:span text:style-name="Strong_20_Emphasis">Service</text:span> resource, which can expose Pods with internal or external IPs.</text:p>
            </text:list-item>
          </text:list>
        </text:list-item>
      </text:list>
      <text:h text:style-name="Heading_20_4" text:outline-level="4"><text:span text:style-name="Strong_20_Emphasis">Practical Questions:</text:span></text:h>
      <text:list xml:id="list471003201" text:style-name="L36">
        <text:list-item>
          <text:p text:style-name="P95"><text:span text:style-name="Strong_20_Emphasis">How would you deploy an application to a Kubernetes cluster?</text:span></text:p>
          <text:list>
            <text:list-item>
              <text:p text:style-name="P159">First, create a <text:span text:style-name="Strong_20_Emphasis">Deployment</text:span> YAML file defining the application’s desired state (container image, replicas). Then use the <text:span text:style-name="Source_20_Text">kubectl apply -f deployment.yaml</text:span> command to deploy it. A <text:span text:style-name="Strong_20_Emphasis">Service</text:span> can also be created to expose the application.</text:p>
            </text:list-item>
          </text:list>
        </text:list-item>
        <text:list-item>
          <text:p text:style-name="P95"><text:span text:style-name="Strong_20_Emphasis">Explain how Kubernetes handles service discovery and load balancing.</text:span></text:p>
          <text:list>
            <text:list-item>
              <text:p text:style-name="P159">Kubernetes uses a <text:span text:style-name="Strong_20_Emphasis">Service</text:span> resource to provide a stable DNS name and load balancing for Pods. A Service will route traffic to healthy Pods based on labels.</text:p>
            </text:list-item>
          </text:list>
        </text:list-item>
        <text:list-item>
          <text:p text:style-name="P95"><text:span text:style-name="Strong_20_Emphasis">How do you manage storage in Kubernetes (Persistent Volumes, Persistent Volume Claims)?</text:span></text:p>
          <text:list>
            <text:list-item>
              <text:p text:style-name="P159"><text:span text:style-name="Strong_20_Emphasis">Persistent Volumes (PVs)</text:span> are resources in the cluster that represent physical storage. <text:span text:style-name="Strong_20_Emphasis">Persistent Volume Claims (PVCs)</text:span> are requests for storage resources. PVCs are bound to PVs and ensure data is preserved when Pods are rescheduled.</text:p>
            </text:list-item>
          </text:list>
        </text:list-item>
        <text:list-item>
          <text:p text:style-name="P95"><text:span text:style-name="Strong_20_Emphasis">How would you troubleshoot a pod that is failing?</text:span></text:p>
          <text:list>
            <text:list-item>
              <text:p text:style-name="P159"><text:soft-page-break/>Use <text:span text:style-name="Source_20_Text">kubectl describe pod &lt;pod_name&gt;</text:span> to get details about the Pod’s state. Logs can be checked with <text:span text:style-name="Source_20_Text">kubectl logs &lt;pod_name&gt;</text:span>. You can also try to restart the Pod with <text:span text:style-name="Source_20_Text">kubectl delete pod &lt;pod_name&gt;</text:span>.</text:p>
            </text:list-item>
          </text:list>
        </text:list-item>
        <text:list-item>
          <text:p text:style-name="P95"><text:span text:style-name="Strong_20_Emphasis">What are Kubernetes namespaces and why are they used?</text:span></text:p>
          <text:list>
            <text:list-item>
              <text:p text:style-name="P95"><text:span text:style-name="Strong_20_Emphasis">Namespaces</text:span> are logical partitions in a Kubernetes cluster that allow for isolation of resources like Pods, Services, and Deployments. They are used to organize and manage resources in multi-tenant environments.</text:p>
            </text:list-item>
          </text:list>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h text:style-name="P23" text:outline-level="3"><text:span text:style-name="Strong_20_Emphasis"><text:span text:style-name="T36">1. Introduction to Kubernetes</text:span></text:span></text:h>
      <text:list xml:id="list4169321302" text:style-name="L37">
        <text:list-item>
          <text:p text:style-name="P96"><text:span text:style-name="Strong_20_Emphasis">What is Kubernetes?</text:span></text:p>
          <text:list>
            <text:list-item>
              <text:p text:style-name="P160">Kubernetes is an open-source platform for automating the deployment, scaling, and operation of containerized applications.</text:p>
            </text:list-item>
            <text:list-item>
              <text:p text:style-name="P160">It groups containers into <text:span text:style-name="Strong_20_Emphasis">pods</text:span>, which are the smallest deployable units in Kubernetes.</text:p>
            </text:list-item>
            <text:list-item>
              <text:p text:style-name="P160"><text:span text:style-name="Strong_20_Emphasis">Kubernetes</text:span> was originally developed by Google and is now maintained by the Cloud Native Computing Foundation (CNCF).</text:p>
            </text:list-item>
          </text:list>
        </text:list-item>
        <text:list-item>
          <text:p text:style-name="P96"><text:span text:style-name="Strong_20_Emphasis">Why Kubernetes?</text:span></text:p>
          <text:list>
            <text:list-item>
              <text:p text:style-name="P160">Container orchestration.</text:p>
            </text:list-item>
            <text:list-item>
              <text:p text:style-name="P160">High availability and fault tolerance.</text:p>
            </text:list-item>
            <text:list-item>
              <text:p text:style-name="P160">Scalability.</text:p>
            </text:list-item>
            <text:list-item>
              <text:p text:style-name="P160">Self-healing.</text:p>
            </text:list-item>
            <text:list-item>
              <text:p text:style-name="P96">Efficient resource utilization.</text:p>
            </text:list-item>
          </text:list>
        </text:list-item>
      </text:list>
      <text:h text:style-name="Heading_20_3" text:outline-level="3"><text:span text:style-name="Strong_20_Emphasis">2. Core Concepts in Kubernetes</text:span></text:h>
      <text:list xml:id="list4217724584" text:style-name="L38">
        <text:list-item>
          <text:p text:style-name="P161"><text:span text:style-name="Strong_20_Emphasis">Pod</text:span>: A pod is the smallest and simplest Kubernetes object, representing a single instance of a running process in a cluster. A pod can contain one or more containers.</text:p>
        </text:list-item>
        <text:list-item>
          <text:p text:style-name="P161"><text:span text:style-name="Strong_20_Emphasis">Node</text:span>: A node is a physical or virtual machine where Kubernetes runs containers.</text:p>
        </text:list-item>
        <text:list-item>
          <text:p text:style-name="P161"><text:span text:style-name="Strong_20_Emphasis">Cluster</text:span>: A cluster is a set of nodes that run containerized applications. A cluster consists of a <text:span text:style-name="Strong_20_Emphasis">master node</text:span> and one or more <text:span text:style-name="Strong_20_Emphasis">worker nodes</text:span>.</text:p>
        </text:list-item>
        <text:list-item>
          <text:p text:style-name="P161"><text:soft-page-break/><text:span text:style-name="Strong_20_Emphasis">Namespace</text:span>: Kubernetes namespaces provide a way to divide cluster resources between multiple users or applications.</text:p>
        </text:list-item>
        <text:list-item>
          <text:p text:style-name="P161"><text:span text:style-name="Strong_20_Emphasis">Replication Controller/ReplicaSet</text:span>: Ensures that a specified number of pod replicas are running at any given time.</text:p>
        </text:list-item>
        <text:list-item>
          <text:p text:style-name="P161"><text:span text:style-name="Strong_20_Emphasis">Deployment</text:span>: A higher-level abstraction that manages ReplicaSets and ensures the desired state of applications (e.g., scaling, updates).</text:p>
        </text:list-item>
        <text:list-item>
          <text:p text:style-name="P161"><text:span text:style-name="Strong_20_Emphasis">Service</text:span>: A service in Kubernetes is a stable endpoint that exposes a set of pods, providing load balancing and access control.</text:p>
        </text:list-item>
        <text:list-item>
          <text:p text:style-name="P97"><text:span text:style-name="Strong_20_Emphasis">Volume</text:span>: Kubernetes volumes provide persistent storage for pods.</text:p>
        </text:list-item>
      </text:list>
      <text:h text:style-name="Heading_20_3" text:outline-level="3"><text:span text:style-name="Strong_20_Emphasis">3. Setting Up a Kubernetes Cluster</text:span></text:h>
      <text:list xml:id="list1472710757" text:style-name="L39">
        <text:list-item>
          <text:p text:style-name="P162"><text:span text:style-name="Strong_20_Emphasis">Minikube</text:span> (Local Setup):</text:p>
          <text:list>
            <text:list-item>
              <text:p text:style-name="P162">Minikube allows you to run a Kubernetes cluster locally on your machine for development and testing.</text:p>
            </text:list-item>
          </text:list>
        </text:list-item>
        <text:list-item>
          <text:p text:style-name="P162"><text:span text:style-name="Strong_20_Emphasis">Kubeadm</text:span> (Production Setup):</text:p>
          <text:list>
            <text:list-item>
              <text:p text:style-name="P162">Kubeadm helps you set up a Kubernetes cluster with multiple nodes, allowing you to deploy a production-level environment.</text:p>
            </text:list-item>
          </text:list>
        </text:list-item>
        <text:list-item>
          <text:p text:style-name="P162"><text:span text:style-name="Strong_20_Emphasis">Managed Kubernetes</text:span> (Cloud Providers):</text:p>
          <text:list>
            <text:list-item>
              <text:p text:style-name="P98">Services like <text:span text:style-name="Strong_20_Emphasis">Google Kubernetes Engine (GKE)</text:span>, <text:span text:style-name="Strong_20_Emphasis">Azure Kubernetes Service (AKS)</text:span>, and <text:span text:style-name="Strong_20_Emphasis">Amazon Elastic Kubernetes Service (EKS)</text:span> provide managed clusters in the cloud.</text:p>
            </text:list-item>
          </text:list>
        </text:list-item>
      </text:list>
      <text:h text:style-name="Heading_20_3" text:outline-level="3"><text:span text:style-name="Strong_20_Emphasis">4. Working with Pods</text:span></text:h>
      <text:list xml:id="list1924578279" text:style-name="L40">
        <text:list-item>
          <text:p text:style-name="P99"><text:span text:style-name="Strong_20_Emphasis">Creating a Pod</text:span>:</text:p>
          <text:list>
            <text:list-item>
              <text:p text:style-name="P163">Pods are defined using YAML files or created via the <text:span text:style-name="Source_20_Text">kubectl</text:span> command.</text:p>
            </text:list-item>
            <text:list-item>
              <text:p text:style-name="P99">Example of a simple pod definition in YAML:</text:p>
              <text:p text:style-name="P99">apiVersion: v1</text:p>
              <text:p text:style-name="P99">kind: Pod</text:p>
              <text:p text:style-name="P99">metadata:</text:p>
              <text:p text:style-name="P99"><text:s text:c="2"/>name: mypod</text:p>
              <text:p text:style-name="P99">spec:</text:p>
              <text:p text:style-name="P99"><text:s text:c="2"/>containers:</text:p>
              <text:p text:style-name="P99"><text:s text:c="4"/>- name: nginx</text:p>
              <text:p text:style-name="P99"><text:s text:c="6"/>image: nginx</text:p>
            </text:list-item>
          </text:list>
        </text:list-item>
      </text:list>
      <text:p text:style-name="P37"><text:span text:style-name="T36">Run the pod using </text:span><text:span text:style-name="Source_20_Text"><text:span text:style-name="T36">kubectl</text:span></text:span><text:span text:style-name="T36">:</text:span></text:p>
      <text:p text:style-name="P37"/>
      <text:p text:style-name="P38"><text:span text:style-name="T43"><text:s text:c="9"/></text:span><text:span text:style-name="T42"><text:s/>kubectl apply -f pod.yaml</text:span></text:p>
      <text:p text:style-name="P39"><text:soft-page-break/></text:p>
      <text:p text:style-name="P38"><text:span text:style-name="Strong_20_Emphasis">Checking Pod Status</text:span>:</text:p>
      <text:p text:style-name="P38"><text:s text:c="7"/><text:span text:style-name="T41"><text:s text:c="3"/>kubectl get pods</text:span></text:p>
      <text:p text:style-name="P39"><text:s text:c="9"/>kubectl describe pod mypod</text:p>
      <text:p text:style-name="P21"><text:span text:style-name="Strong_20_Emphasis">Scaling Pods</text:span>:</text:p>
      <text:list xml:id="list3395586690" text:style-name="L41">
        <text:list-item>
          <text:p text:style-name="P100">Use <text:span text:style-name="Source_20_Text">kubectl scale</text:span> to scale the number of pods in a deployment.</text:p>
        </text:list-item>
      </text:list>
      <text:p text:style-name="P39">kubectl scale deployment nginx –replicas=3</text:p>
      <text:p text:style-name="P39"/>
      <text:h text:style-name="P24" text:outline-level="3"><text:span text:style-name="Strong_20_Emphasis">5. Deployments and ReplicaSets</text:span></text:h>
      <text:list xml:id="list621702725" text:style-name="L42">
        <text:list-item>
          <text:p text:style-name="P101"><text:span text:style-name="Strong_20_Emphasis">Deployments</text:span>:</text:p>
          <text:list>
            <text:list-item>
              <text:p text:style-name="P164">A deployment ensures that a specified number of replicas of a pod are running at all times.</text:p>
            </text:list-item>
            <text:list-item>
              <text:p text:style-name="P164">The deployment automatically manages updates and rollbacks.</text:p>
            </text:list-item>
            <text:list-item>
              <text:p text:style-name="P101">Example of a deployment definition:</text:p>
            </text:list-item>
          </text:list>
        </text:list-item>
      </text:list>
      <text:p text:style-name="P39">apiVersion: apps/v1</text:p>
      <text:p text:style-name="P39">kind: Deployment</text:p>
      <text:p text:style-name="P39">metadata:</text:p>
      <text:p text:style-name="P39"><text:s text:c="2"/>name: nginx-deployment</text:p>
      <text:p text:style-name="P39">spec:</text:p>
      <text:p text:style-name="P39"><text:s text:c="2"/>replicas: 2</text:p>
      <text:p text:style-name="P39"><text:s text:c="2"/>selector:</text:p>
      <text:p text:style-name="P39"><text:s text:c="4"/>matchLabels:</text:p>
      <text:p text:style-name="P39"><text:s text:c="6"/>app: nginx</text:p>
      <text:p text:style-name="P39"><text:s text:c="2"/>template:</text:p>
      <text:p text:style-name="P39"><text:s text:c="4"/>metadata:</text:p>
      <text:p text:style-name="P39"><text:s text:c="6"/>labels:</text:p>
      <text:p text:style-name="P39"><text:s text:c="8"/>app: nginx</text:p>
      <text:p text:style-name="P39"><text:s text:c="4"/>spec:</text:p>
      <text:p text:style-name="P39"><text:s text:c="6"/>containers:</text:p>
      <text:p text:style-name="P39"><text:s text:c="6"/>- name: nginx</text:p>
      <text:p text:style-name="P39"><text:s text:c="8"/>image: nginx</text:p>
      <text:p text:style-name="P39"><text:s text:c="8"/>ports:</text:p>
      <text:p text:style-name="P39">- containerPort: 80</text:p>
      <text:p text:style-name="P39"/>
      <text:p text:style-name="P39">Apply the deployment:</text:p>
      <text:p text:style-name="P39"/>
      <text:p text:style-name="P39">kubectl apply -f deployment.yaml</text:p>
      <text:p text:style-name="P39"/>
      <text:p text:style-name="P39"><text:span text:style-name="Strong_20_Emphasis">Scaling Deployments</text:span>:</text:p>
      <text:p text:style-name="P39">kubectl scale deployment nginx-deployment –replicas=5</text:p>
      <text:p text:style-name="P39"/>
      <text:p text:style-name="P21"><text:span text:style-name="Strong_20_Emphasis">Updating Deployments</text:span>:</text:p>
      <text:list xml:id="list866225196" text:style-name="L43">
        <text:list-item>
          <text:p text:style-name="P102"><text:soft-page-break/>Kubernetes supports rolling updates, meaning that the update happens incrementally, avoiding downtime.</text:p>
        </text:list-item>
      </text:list>
      <text:p text:style-name="P39">kubectl set image deployment/nginx-deployment nginx=nginx:1.19</text:p>
      <text:p text:style-name="P39"/>
      <text:p text:style-name="P39"><text:span text:style-name="Strong_20_Emphasis">Rollback</text:span>:</text:p>
      <text:p text:style-name="P39"/>
      <text:p text:style-name="P39">kubectl rollout undo deployment/nginx-deployment</text:p>
      <text:p text:style-name="P39"/>
      <text:p text:style-name="P39"/>
      <text:h text:style-name="P24" text:outline-level="3"><text:span text:style-name="Strong_20_Emphasis">6. Services in Kubernetes</text:span></text:h>
      <text:list xml:id="list882290791" text:style-name="L44">
        <text:list-item>
          <text:p text:style-name="P165"><text:span text:style-name="Strong_20_Emphasis">ClusterIP</text:span>: Default service type, exposes the service only within the cluster.</text:p>
        </text:list-item>
        <text:list-item>
          <text:p text:style-name="P165"><text:span text:style-name="Strong_20_Emphasis">NodePort</text:span>: Exposes the service on a static port on each node’s IP address.</text:p>
        </text:list-item>
        <text:list-item>
          <text:p text:style-name="P165"><text:span text:style-name="Strong_20_Emphasis">LoadBalancer</text:span>: Exposes the service externally using a cloud provider’s load balancer.</text:p>
        </text:list-item>
        <text:list-item>
          <text:p text:style-name="P103"><text:span text:style-name="Strong_20_Emphasis">Headless Service</text:span>: A service without a ClusterIP, useful for stateful applications.</text:p>
        </text:list-item>
      </text:list>
      <text:p text:style-name="Text_20_body"><text:span text:style-name="Strong_20_Emphasis">Example of a Service</text:span>:</text:p>
      <text:p text:style-name="P39">apiVersion: v1</text:p>
      <text:p text:style-name="P39">kind: Service</text:p>
      <text:p text:style-name="P39">metadata:</text:p>
      <text:p text:style-name="P39"><text:s text:c="2"/>name: nginx-service</text:p>
      <text:p text:style-name="P39">spec:</text:p>
      <text:p text:style-name="P39"><text:s text:c="2"/>selector:</text:p>
      <text:p text:style-name="P39"><text:s text:c="4"/>app: nginx</text:p>
      <text:p text:style-name="P39"><text:s text:c="2"/>ports:</text:p>
      <text:p text:style-name="P39"><text:s text:c="4"/>- protocol: TCP</text:p>
      <text:p text:style-name="P39"><text:s text:c="6"/>port: 80</text:p>
      <text:p text:style-name="P39"><text:s text:c="6"/>targetPort: 80</text:p>
      <text:p text:style-name="P39"><text:s text:c="2"/>type: ClusterIP</text:p>
      <text:p text:style-name="P39"/>
      <text:p text:style-name="P39"/>
      <text:p text:style-name="P39">Apply it with:</text:p>
      <text:p text:style-name="P39">kubectl apply -f service.yaml</text:p>
      <text:p text:style-name="P39"/>
      <text:h text:style-name="P24" text:outline-level="3"><text:span text:style-name="Strong_20_Emphasis">7. ConfigMaps and Secrets</text:span></text:h>
      <text:list xml:id="list3172325950" text:style-name="L45">
        <text:list-item>
          <text:p text:style-name="P104"><text:span text:style-name="Strong_20_Emphasis">ConfigMap</text:span>: A ConfigMap is used to store non-sensitive configuration data in key-value pairs, which can be consumed by pods.</text:p>
        </text:list-item>
      </text:list>
      <text:p text:style-name="P39"><text:span text:style-name="Strong_20_Emphasis">Example of a ConfigMap</text:span>:</text:p>
      <text:p text:style-name="P39">apiVersion: v1</text:p>
      <text:p text:style-name="P39">kind: ConfigMap</text:p>
      <text:p text:style-name="P39">metadata:</text:p>
      <text:p text:style-name="P39"><text:s text:c="2"/>name: my-config</text:p>
      <text:p text:style-name="P39">data:</text:p>
      <text:p text:style-name="P39"><text:s text:c="2"/>my-key: my-value</text:p>
      <text:p text:style-name="P39"><text:soft-page-break/></text:p>
      <text:p text:style-name="P39"><text:span text:style-name="Strong_20_Emphasis">Secrets</text:span>: Secrets store sensitive information like passwords or API keys.</text:p>
      <text:p text:style-name="P39">apiVersion: v1</text:p>
      <text:p text:style-name="P39">kind: Secret</text:p>
      <text:p text:style-name="P39">metadata:</text:p>
      <text:p text:style-name="P39"><text:s text:c="2"/>name: my-secret</text:p>
      <text:p text:style-name="P39">type: Opaque</text:p>
      <text:p text:style-name="P39">data:</text:p>
      <text:p text:style-name="P39"><text:s text:c="2"/>password: bXktcGFzc3dvcmQ=</text:p>
      <text:p text:style-name="P39"/>
      <text:p text:style-name="P39">To create secrets:</text:p>
      <text:p text:style-name="P39">kubectl apply -f secret.yaml</text:p>
      <text:p text:style-name="P39"/>
      <text:h text:style-name="P24" text:outline-level="3"><text:span text:style-name="Strong_20_Emphasis">8. Persistent Storage in Kubernetes</text:span></text:h>
      <text:list xml:id="list3513639125" text:style-name="L46">
        <text:list-item>
          <text:p text:style-name="P166"><text:span text:style-name="Strong_20_Emphasis">Persistent Volumes (PV)</text:span>: A piece of storage in the cluster that has been provisioned by an administrator.</text:p>
        </text:list-item>
        <text:list-item>
          <text:p text:style-name="P105"><text:span text:style-name="Strong_20_Emphasis">Persistent Volume Claims (PVC)</text:span>: A request for storage by a user.</text:p>
        </text:list-item>
      </text:list>
      <text:p text:style-name="Text_20_body"><text:span text:style-name="Strong_20_Emphasis">Example of a PVC</text:span>:</text:p>
      <text:p text:style-name="P39">apiVersion: v1</text:p>
      <text:p text:style-name="P39">kind: PersistentVolumeClaim</text:p>
      <text:p text:style-name="P39">metadata:</text:p>
      <text:p text:style-name="P39"><text:s text:c="2"/>name: my-pvc</text:p>
      <text:p text:style-name="P39">spec:</text:p>
      <text:p text:style-name="P39"><text:s text:c="2"/>accessModes:</text:p>
      <text:p text:style-name="P39"><text:s text:c="4"/>- ReadWriteOnce</text:p>
      <text:p text:style-name="P39"><text:s text:c="2"/>resources:</text:p>
      <text:p text:style-name="P39"><text:s text:c="4"/>requests:</text:p>
      <text:p text:style-name="P39"><text:s text:c="6"/>storage: 1Gi</text:p>
      <text:p text:style-name="P39"/>
      <text:p text:style-name="P39">You can then mount the PVC to a pod:</text:p>
      <text:p text:style-name="P39">spec:</text:p>
      <text:p text:style-name="P39"><text:s text:c="2"/>volumes:</text:p>
      <text:p text:style-name="P39"><text:s text:c="4"/>- name: my-volume</text:p>
      <text:p text:style-name="P39"><text:s text:c="6"/>persistentVolumeClaim:</text:p>
      <text:p text:style-name="P39"><text:s text:c="8"/>claimName: my-pvc</text:p>
      <text:p text:style-name="P39"/>
      <text:h text:style-name="P24" text:outline-level="3"><text:span text:style-name="Strong_20_Emphasis">9. StatefulSets</text:span></text:h>
      <text:list xml:id="list17329976" text:style-name="L47">
        <text:list-item>
          <text:p text:style-name="P167">StatefulSets are used for applications that require stable, unique network identifiers and persistent storage (e.g., databases like MongoDB or PostgreSQL).</text:p>
        </text:list-item>
        <text:list-item>
          <text:p text:style-name="P106">StatefulSets provide guarantees about the ordering and uniqueness of pod names.</text:p>
        </text:list-item>
      </text:list>
      <text:p text:style-name="Text_20_body">Example:</text:p>
      <text:p text:style-name="P39">apiVersion: apps/v1</text:p>
      <text:p text:style-name="P39">kind: StatefulSet</text:p>
      <text:p text:style-name="P39"><text:soft-page-break/>metadata:</text:p>
      <text:p text:style-name="P39"><text:s text:c="2"/>name: web</text:p>
      <text:p text:style-name="P39">spec:</text:p>
      <text:p text:style-name="P39"><text:s text:c="2"/>serviceName: "web"</text:p>
      <text:p text:style-name="P39"><text:s text:c="2"/>replicas: 3</text:p>
      <text:p text:style-name="P39"><text:s text:c="2"/>selector:</text:p>
      <text:p text:style-name="P39"><text:s text:c="4"/>matchLabels:</text:p>
      <text:p text:style-name="P39"><text:s text:c="6"/>app: web</text:p>
      <text:p text:style-name="P39"><text:s text:c="2"/>template:</text:p>
      <text:p text:style-name="P39"><text:s text:c="4"/>metadata:</text:p>
      <text:p text:style-name="P39"><text:s text:c="6"/>labels:</text:p>
      <text:p text:style-name="P39"><text:s text:c="8"/>app: web</text:p>
      <text:p text:style-name="P39"><text:s text:c="4"/>spec:</text:p>
      <text:p text:style-name="P39"><text:s text:c="6"/>containers:</text:p>
      <text:p text:style-name="P39"><text:s text:c="6"/>- name: web</text:p>
      <text:p text:style-name="P39"><text:s text:c="8"/>image: nginx</text:p>
      <text:p text:style-name="P39"><text:s text:c="8"/>ports:</text:p>
      <text:p text:style-name="P39">- containerPort: 80</text:p>
      <text:p text:style-name="P39"/>
      <text:p text:style-name="P39"/>
      <text:p text:style-name="P39"/>
      <text:h text:style-name="P24" text:outline-level="3"><text:span text:style-name="Strong_20_Emphasis">10. Ingress and Network Policies</text:span></text:h>
      <text:list xml:id="list2843203609" text:style-name="L48">
        <text:list-item>
          <text:p text:style-name="P107"><text:span text:style-name="Strong_20_Emphasis">Ingress</text:span>: Manages external access to services, typically HTTP/HTTPS traffic. Ingress can provide load balancing, SSL termination, and name-based virtual hosting.</text:p>
        </text:list-item>
      </text:list>
      <text:p text:style-name="Text_20_body"><text:span text:style-name="Strong_20_Emphasis">Example of Ingress</text:span>:</text:p>
      <text:p text:style-name="P39">apiVersion: networking.k8s.io/v1</text:p>
      <text:p text:style-name="P39">kind: Ingress</text:p>
      <text:p text:style-name="P39">metadata:</text:p>
      <text:p text:style-name="P39"><text:s text:c="2"/>name: nginx-ingress</text:p>
      <text:p text:style-name="P39">spec:</text:p>
      <text:p text:style-name="P39"><text:s text:c="2"/>rules:</text:p>
      <text:p text:style-name="P39"><text:s text:c="4"/>- host: myapp.example.com</text:p>
      <text:p text:style-name="P39"><text:s text:c="6"/>http:</text:p>
      <text:p text:style-name="P39"><text:s text:c="8"/>paths:</text:p>
      <text:p text:style-name="P39"><text:s text:c="8"/>- path: /</text:p>
      <text:p text:style-name="P39"><text:s text:c="10"/>pathType: Prefix</text:p>
      <text:p text:style-name="P39"><text:s text:c="10"/>backend:</text:p>
      <text:p text:style-name="P39"><text:s text:c="12"/>service:</text:p>
      <text:p text:style-name="P39"><text:s text:c="14"/>name: nginx-service</text:p>
      <text:p text:style-name="P39"><text:s text:c="14"/>port:</text:p>
      <text:p text:style-name="P39"><text:s text:c="16"/>number: 80</text:p>
      <text:p text:style-name="P21"><text:span text:style-name="Strong_20_Emphasis">Network Policies</text:span>: Defines rules for controlling the traffic between pods.</text:p>
      <text:p text:style-name="Text_20_body">Example of a Network Policy:</text:p>
      <text:p text:style-name="P39">apiVersion: networking.k8s.io/v1</text:p>
      <text:p text:style-name="P39"><text:soft-page-break/>kind: NetworkPolicy</text:p>
      <text:p text:style-name="P39">metadata:</text:p>
      <text:p text:style-name="P39"><text:s text:c="2"/>name: allow-nginx</text:p>
      <text:p text:style-name="P39">spec:</text:p>
      <text:p text:style-name="P39"><text:s text:c="2"/>podSelector:</text:p>
      <text:p text:style-name="P39"><text:s text:c="4"/>matchLabels:</text:p>
      <text:p text:style-name="P39"><text:s text:c="6"/>app: nginx</text:p>
      <text:p text:style-name="P39"><text:s text:c="2"/>ingress:</text:p>
      <text:p text:style-name="P39"><text:s text:c="2"/>- from:</text:p>
      <text:p text:style-name="P39"><text:s text:c="4"/>- podSelector:</text:p>
      <text:p text:style-name="P39"><text:s text:c="8"/>matchLabels:</text:p>
      <text:p text:style-name="P39"><text:s text:c="10"/>app: myapp</text:p>
      <text:p text:style-name="P39"/>
      <text:h text:style-name="P24" text:outline-level="3"><text:span text:style-name="Strong_20_Emphasis">11. Monitoring and Logging</text:span></text:h>
      <text:list xml:id="list2867238243" text:style-name="L49">
        <text:list-item>
          <text:p text:style-name="P168"><text:span text:style-name="Strong_20_Emphasis">Prometheus</text:span>: An open-source monitoring and alerting toolkit for Kubernetes.</text:p>
        </text:list-item>
        <text:list-item>
          <text:p text:style-name="P168"><text:span text:style-name="Strong_20_Emphasis">Grafana</text:span>: Visualization and analytics platform that integrates with Prometheus for monitoring dashboards.</text:p>
        </text:list-item>
        <text:list-item>
          <text:p text:style-name="P108"><text:span text:style-name="Strong_20_Emphasis">Elasticsearch, Fluentd, and Kibana (EFK)</text:span>: A popular logging stack for managing and analyzing logs from Kubernetes clusters.</text:p>
        </text:list-item>
      </text:list>
      <text:p text:style-name="Horizontal_20_Line"/>
      <text:h text:style-name="Heading_20_3" text:outline-level="3"><text:span text:style-name="Strong_20_Emphasis">12. Helm (Kubernetes Package Manager)</text:span></text:h>
      <text:list xml:id="list1972010916" text:style-name="L50">
        <text:list-item>
          <text:p text:style-name="P169"><text:span text:style-name="Strong_20_Emphasis">Helm</text:span> is a package manager for Kubernetes that helps you define, install, and upgrade complex Kubernetes applications.</text:p>
        </text:list-item>
        <text:list-item>
          <text:p text:style-name="P169">Helm uses <text:span text:style-name="Strong_20_Emphasis">Charts</text:span>: pre-configured packages of Kubernetes resources.</text:p>
        </text:list-item>
        <text:list-item>
          <text:p text:style-name="P109">Example of installing an application with Helm:</text:p>
        </text:list-item>
      </text:list>
      <text:p text:style-name="P40"><text:s text:c="45"/><text:span text:style-name="T11"><text:s text:c="3"/></text:span><text:span text:style-name="T9">INTERVIEW QUESTIONS </text:span></text:p>
      <text:p text:style-name="P35"/>
      <text:h text:style-name="P25" text:outline-level="3"><text:span text:style-name="Strong_20_Emphasis"><text:span text:style-name="T8">1. What is Kubernetes?</text:span></text:span></text:h>
      <text:p text:style-name="Text_20_body"><text:span text:style-name="Strong_20_Emphasis">Answer:</text:span><text:line-break/>Kubernetes is an open-source container orchestration platform designed to automate the deployment, scaling, and management of containerized applications. It groups containers into logical units (Pods) and provides features like load balancing, self-healing, and storage orchestration.</text:p>
      <text:p text:style-name="Horizontal_20_Line"/>
      <text:h text:style-name="Heading_20_3" text:outline-level="3"><text:span text:style-name="Strong_20_Emphasis">2. What are the main components of Kubernetes?</text:span></text:h>
      <text:p text:style-name="Text_20_body"><text:span text:style-name="Strong_20_Emphasis">Answer:</text:span></text:p>
      <text:list xml:id="list3584251451" text:style-name="L51">
        <text:list-item>
          <text:p text:style-name="P110"><text:span text:style-name="Strong_20_Emphasis">Master Node Components</text:span>:</text:p>
          <text:list>
            <text:list-item>
              <text:p text:style-name="P110"><text:soft-page-break/><text:span text:style-name="Strong_20_Emphasis">API Server</text:span>: Exposes the Kubernetes API.</text:p>
            </text:list-item>
            <text:list-item>
              <text:p text:style-name="P110"><text:span text:style-name="Strong_20_Emphasis">etcd</text:span>: A key-value store for cluster data.</text:p>
            </text:list-item>
            <text:list-item>
              <text:p text:style-name="P110"><text:span text:style-name="Strong_20_Emphasis">Scheduler</text:span>: Assigns workloads to nodes.</text:p>
            </text:list-item>
            <text:list-item>
              <text:p text:style-name="P110"><text:span text:style-name="Strong_20_Emphasis">Controller Manager</text:span>: Manages controllers like Node Controller, Replication Controller, etc.</text:p>
            </text:list-item>
          </text:list>
        </text:list-item>
        <text:list-item>
          <text:p text:style-name="P110"><text:span text:style-name="Strong_20_Emphasis">Worker Node Components</text:span>:</text:p>
          <text:list>
            <text:list-item>
              <text:p text:style-name="P110"><text:span text:style-name="Strong_20_Emphasis">Kubelet</text:span>: Ensures containers are running in Pods.</text:p>
            </text:list-item>
            <text:list-item>
              <text:p text:style-name="P110"><text:span text:style-name="Strong_20_Emphasis">Kube Proxy</text:span>: Manages network rules and load balancing.</text:p>
            </text:list-item>
            <text:list-item>
              <text:p text:style-name="P110"><text:span text:style-name="Strong_20_Emphasis">Container Runtime</text:span>: Runs containers (e.g., Docker, containerd).</text:p>
            </text:list-item>
          </text:list>
        </text:list-item>
      </text:list>
      <text:p text:style-name="Horizontal_20_Line"/>
      <text:h text:style-name="Heading_20_3" text:outline-level="3"><text:span text:style-name="Strong_20_Emphasis">3. What is a Pod?</text:span></text:h>
      <text:p text:style-name="Text_20_body"><text:span text:style-name="Strong_20_Emphasis">Answer:</text:span><text:line-break/>A Pod is the smallest deployable unit in Kubernetes. It represents a group of one or more containers that share storage, network, and specifications. Containers in a Pod are always co-located and co-scheduled.</text:p>
      <text:p text:style-name="Horizontal_20_Line"/>
      <text:h text:style-name="Heading_20_3" text:outline-level="3"><text:span text:style-name="Strong_20_Emphasis">4. What is the difference between a Deployment and a StatefulSet?</text:span></text:h>
      <text:p text:style-name="Text_20_body"><text:span text:style-name="Strong_20_Emphasis">Answer:</text:span></text:p>
      <text:list xml:id="list3322463682" text:style-name="L52">
        <text:list-item>
          <text:p text:style-name="P111"><text:span text:style-name="Strong_20_Emphasis">Deployment</text:span>: Used for stateless applications. It ensures a specified number of Pod replicas are running and supports rolling updates and rollbacks.</text:p>
        </text:list-item>
        <text:list-item>
          <text:p text:style-name="P111"><text:span text:style-name="Strong_20_Emphasis">StatefulSet</text:span>: Used for stateful applications (e.g., databases). It provides stable, unique network identifiers and persistent storage for each Pod.</text:p>
        </text:list-item>
      </text:list>
      <text:p text:style-name="Horizontal_20_Line"/>
      <text:h text:style-name="Heading_20_3" text:outline-level="3"><text:span text:style-name="Strong_20_Emphasis">5. What is a Service in Kubernetes?</text:span></text:h>
      <text:p text:style-name="Text_20_body"><text:span text:style-name="Strong_20_Emphasis">Answer:</text:span><text:line-break/>A Service is an abstraction that defines a logical set of Pods and a policy to access them. It provides stable IP addresses and DNS names for Pods, enabling load balancing and service discovery.</text:p>
      <text:p text:style-name="Horizontal_20_Line"/>
      <text:h text:style-name="Heading_20_3" text:outline-level="3"><text:span text:style-name="Strong_20_Emphasis">6. What is the difference between a ClusterIP, NodePort, and LoadBalancer Service?</text:span></text:h>
      <text:p text:style-name="Text_20_body"><text:span text:style-name="Strong_20_Emphasis">Answer:</text:span></text:p>
      <text:list xml:id="list2907641987" text:style-name="L53">
        <text:list-item>
          <text:p text:style-name="P112"><text:soft-page-break/><text:span text:style-name="Strong_20_Emphasis">ClusterIP</text:span>: Exposes the service on a cluster-internal IP. It is only accessible within the cluster.</text:p>
        </text:list-item>
        <text:list-item>
          <text:p text:style-name="P112"><text:span text:style-name="Strong_20_Emphasis">NodePort</text:span>: Exposes the service on a static port on each node’s IP. It allows external access to the service.</text:p>
        </text:list-item>
        <text:list-item>
          <text:p text:style-name="P112"><text:span text:style-name="Strong_20_Emphasis">LoadBalancer</text:span>: Exposes the service externally using a cloud provider’s load balancer.</text:p>
        </text:list-item>
      </text:list>
      <text:p text:style-name="Horizontal_20_Line"/>
      <text:h text:style-name="Heading_20_3" text:outline-level="3"><text:span text:style-name="Strong_20_Emphasis">7. What is a ConfigMap and a Secret?</text:span></text:h>
      <text:p text:style-name="Text_20_body"><text:span text:style-name="Strong_20_Emphasis">Answer:</text:span></text:p>
      <text:list xml:id="list3357894425" text:style-name="L54">
        <text:list-item>
          <text:p text:style-name="P113"><text:span text:style-name="Strong_20_Emphasis">ConfigMap</text:span>: Used to store non-sensitive configuration data as key-value pairs. It can be injected into Pods as environment variables or mounted as files.</text:p>
        </text:list-item>
        <text:list-item>
          <text:p text:style-name="P113"><text:span text:style-name="Strong_20_Emphasis">Secret</text:span>: Used to store sensitive data like passwords, tokens, or keys. It is base64-encoded and can also be injected into Pods.</text:p>
        </text:list-item>
      </text:list>
      <text:p text:style-name="Horizontal_20_Line"/>
      <text:h text:style-name="Heading_20_3" text:outline-level="3"><text:span text:style-name="Strong_20_Emphasis">8. How does Kubernetes handle scaling?</text:span></text:h>
      <text:p text:style-name="Text_20_body"><text:span text:style-name="Strong_20_Emphasis">Answer:</text:span><text:line-break/>Kubernetes supports two types of scaling:</text:p>
      <text:list xml:id="list2894984891" text:style-name="L55">
        <text:list-item>
          <text:p text:style-name="P114"><text:span text:style-name="Strong_20_Emphasis">Manual Scaling</text:span>: Adjust the number of replicas in a Deployment or StatefulSet using <text:span text:style-name="Source_20_Text">kubectl scale</text:span>.</text:p>
        </text:list-item>
        <text:list-item>
          <text:p text:style-name="P114"><text:span text:style-name="Strong_20_Emphasis">Autoscaling</text:span>: Use the <text:span text:style-name="Strong_20_Emphasis">Horizontal Pod Autoscaler (HPA)</text:span> to automatically scale the number of Pods based on CPU or memory usage.</text:p>
        </text:list-item>
      </text:list>
      <text:p text:style-name="Horizontal_20_Line"/>
      <text:h text:style-name="Heading_20_3" text:outline-level="3"><text:span text:style-name="Strong_20_Emphasis">9. What is a Namespace in Kubernetes?</text:span></text:h>
      <text:p text:style-name="Text_20_body"><text:span text:style-name="Strong_20_Emphasis">Answer:</text:span><text:line-break/>A Namespace is a virtual cluster within a physical Kubernetes cluster. It is used to divide cluster resources between multiple users, teams, or projects. Examples include <text:span text:style-name="Source_20_Text">default</text:span>, <text:span text:style-name="Source_20_Text">kube-system</text:span>, and custom namespaces.</text:p>
      <text:p text:style-name="Horizontal_20_Line"/>
      <text:h text:style-name="Heading_20_3" text:outline-level="3"><text:span text:style-name="Strong_20_Emphasis">10. What is a Persistent Volume (PV) and Persistent Volume Claim (PVC)?</text:span></text:h>
      <text:p text:style-name="Text_20_body"><text:span text:style-name="Strong_20_Emphasis">Answer:</text:span></text:p>
      <text:list xml:id="list561757784" text:style-name="L56">
        <text:list-item>
          <text:p text:style-name="P115"><text:span text:style-name="Strong_20_Emphasis">Persistent Volume (PV)</text:span>: A piece of storage in the cluster provisioned by an administrator or dynamically using Storage Classes.</text:p>
        </text:list-item>
        <text:list-item>
          <text:p text:style-name="P115"><text:soft-page-break/><text:span text:style-name="Strong_20_Emphasis">Persistent Volume Claim (PVC)</text:span>: A request for storage by a user. It binds to a PV and provides storage to Pods.</text:p>
        </text:list-item>
      </text:list>
      <text:p text:style-name="Horizontal_20_Line"/>
      <text:h text:style-name="Heading_20_3" text:outline-level="3"><text:span text:style-name="Strong_20_Emphasis">11. What is the difference between Liveness and Readiness Probes?</text:span></text:h>
      <text:p text:style-name="Text_20_body"><text:span text:style-name="Strong_20_Emphasis">Answer:</text:span></text:p>
      <text:list xml:id="list1264057946" text:style-name="L57">
        <text:list-item>
          <text:p text:style-name="P116"><text:span text:style-name="Strong_20_Emphasis">Liveness Probe</text:span>: Checks if a container is running. If it fails, the container is restarted.</text:p>
        </text:list-item>
        <text:list-item>
          <text:p text:style-name="P116"><text:span text:style-name="Strong_20_Emphasis">Readiness Probe</text:span>: Checks if a container is ready to serve traffic. If it fails, the container is removed from the Service's load balancer.</text:p>
        </text:list-item>
      </text:list>
      <text:p text:style-name="Horizontal_20_Line"/>
      <text:h text:style-name="Heading_20_3" text:outline-level="3"><text:span text:style-name="Strong_20_Emphasis">12. How does Kubernetes handle networking?</text:span></text:h>
      <text:p text:style-name="Text_20_body"><text:span text:style-name="Strong_20_Emphasis">Answer:</text:span></text:p>
      <text:list xml:id="list1954684113" text:style-name="L58">
        <text:list-item>
          <text:p text:style-name="P117">Each Pod gets a unique IP address.</text:p>
        </text:list-item>
        <text:list-item>
          <text:p text:style-name="P117">Containers in a Pod share the same network namespace and can communicate via <text:span text:style-name="Source_20_Text">localhost</text:span>.</text:p>
        </text:list-item>
        <text:list-item>
          <text:p text:style-name="P117">Services provide stable IPs and DNS names for Pods.</text:p>
        </text:list-item>
        <text:list-item>
          <text:p text:style-name="P117">Network policies control traffic between Pods.</text:p>
        </text:list-item>
      </text:list>
      <text:p text:style-name="Horizontal_20_Line"/>
      <text:h text:style-name="Heading_20_3" text:outline-level="3"><text:span text:style-name="Strong_20_Emphasis">13. What is Helm in Kubernetes?</text:span></text:h>
      <text:p text:style-name="Text_20_body"><text:span text:style-name="Strong_20_Emphasis">Answer:</text:span><text:line-break/>Helm is a package manager for Kubernetes. It uses <text:span text:style-name="Strong_20_Emphasis">charts</text:span> (pre-configured Kubernetes resources) to simplify the deployment and management of applications.</text:p>
      <text:p text:style-name="Horizontal_20_Line"/>
      <text:h text:style-name="Heading_20_3" text:outline-level="3"><text:span text:style-name="Strong_20_Emphasis">14. What is the role of the Kubelet?</text:span></text:h>
      <text:p text:style-name="Text_20_body"><text:span text:style-name="Strong_20_Emphasis">Answer:</text:span><text:line-break/>The Kubelet is an agent that runs on each node in the cluster. It ensures that containers are running in Pods as defined in the PodSpecs. It also communicates with the API Server to report node and Pod status.</text:p>
      <text:p text:style-name="Horizontal_20_Line"/>
      <text:h text:style-name="Heading_20_3" text:outline-level="3"><text:span text:style-name="Strong_20_Emphasis">15. What is the difference between a DaemonSet and a Deployment?</text:span></text:h>
      <text:p text:style-name="Text_20_body"><text:span text:style-name="Strong_20_Emphasis">Answer:</text:span></text:p>
      <text:list xml:id="list777588911" text:style-name="L59">
        <text:list-item>
          <text:p text:style-name="P118"><text:soft-page-break/><text:span text:style-name="Strong_20_Emphasis">Deployment</text:span>: Ensures a specified number of Pod replicas are running across the cluster.</text:p>
        </text:list-item>
        <text:list-item>
          <text:p text:style-name="P118"><text:span text:style-name="Strong_20_Emphasis">DaemonSet</text:span>: Ensures a copy of a Pod runs on all (or specific) nodes in the cluster. It is used for node-level services like logging or monitoring.</text:p>
        </text:list-item>
      </text:list>
      <text:p text:style-name="Horizontal_20_Line"/>
      <text:h text:style-name="Heading_20_3" text:outline-level="3"><text:span text:style-name="Strong_20_Emphasis">16. How do you troubleshoot a Pod that is not running?</text:span></text:h>
      <text:p text:style-name="Text_20_body"><text:span text:style-name="Strong_20_Emphasis">Answer:</text:span></text:p>
      <text:list xml:id="list1286423537" text:style-name="L60">
        <text:list-item>
          <text:p text:style-name="P119">Check Pod logs: <text:span text:style-name="Source_20_Text">kubectl logs &lt;pod-name&gt;</text:span>.</text:p>
        </text:list-item>
        <text:list-item>
          <text:p text:style-name="P119">Describe the Pod: <text:span text:style-name="Source_20_Text">kubectl describe pod &lt;pod-name&gt;</text:span> to see events and errors.</text:p>
        </text:list-item>
        <text:list-item>
          <text:p text:style-name="P119">Check resource limits and requests.</text:p>
        </text:list-item>
        <text:list-item>
          <text:p text:style-name="P119">Verify container images and configurations.</text:p>
        </text:list-item>
      </text:list>
      <text:p text:style-name="Horizontal_20_Line"/>
      <text:h text:style-name="Heading_20_3" text:outline-level="3"><text:span text:style-name="Strong_20_Emphasis">17. What is Ingress in Kubernetes?</text:span></text:h>
      <text:p text:style-name="Text_20_body"><text:span text:style-name="Strong_20_Emphasis">Answer:</text:span><text:line-break/>Ingress is an API object that manages external access to services in a cluster, typically HTTP/HTTPS. It provides features like load balancing, SSL termination, and name-based virtual hosting.</text:p>
      <text:p text:style-name="Horizontal_20_Line"/>
      <text:h text:style-name="Heading_20_3" text:outline-level="3"><text:span text:style-name="Strong_20_Emphasis">18. What is the difference between a Job and a CronJob?</text:span></text:h>
      <text:p text:style-name="Text_20_body"><text:span text:style-name="Strong_20_Emphasis">Answer:</text:span></text:p>
      <text:list xml:id="list2390189025" text:style-name="L61">
        <text:list-item>
          <text:p text:style-name="P120"><text:span text:style-name="Strong_20_Emphasis">Job</text:span>: Runs a task to completion (e.g., a batch job).</text:p>
        </text:list-item>
        <text:list-item>
          <text:p text:style-name="P120"><text:span text:style-name="Strong_20_Emphasis">CronJob</text:span>: Runs Jobs on a schedule (e.g., every hour or day).</text:p>
        </text:list-item>
      </text:list>
      <text:p text:style-name="Horizontal_20_Line"/>
      <text:h text:style-name="Heading_20_3" text:outline-level="3"><text:span text:style-name="Strong_20_Emphasis">19. How do you upgrade a Kubernetes cluster?</text:span></text:h>
      <text:p text:style-name="Text_20_body"><text:span text:style-name="Strong_20_Emphasis">Answer:</text:span></text:p>
      <text:list xml:id="list2756175629" text:style-name="L62">
        <text:list-item>
          <text:p text:style-name="P121">Use tools like <text:span text:style-name="Source_20_Text">kubeadm</text:span> for manual upgrades.</text:p>
        </text:list-item>
        <text:list-item>
          <text:p text:style-name="P121">Follow the official Kubernetes upgrade documentation.</text:p>
        </text:list-item>
        <text:list-item>
          <text:p text:style-name="P121">Upgrade control plane components first, then worker nodes.</text:p>
        </text:list-item>
        <text:list-item>
          <text:p text:style-name="P121">Test upgrades in a staging environment before production.</text:p>
        </text:list-item>
      </text:list>
      <text:p text:style-name="Horizontal_20_Line"/>
      <text:h text:style-name="Heading_20_3" text:outline-level="3"><text:soft-page-break/><text:span text:style-name="Strong_20_Emphasis">20. What is the purpose of the etcd in Kubernetes?</text:span></text:h>
      <text:p text:style-name="Text_20_body"><text:span text:style-name="Strong_20_Emphasis">Answer:</text:span><text:line-break/>etcd is a distributed key-value store used to store all cluster data, including configuration, state, and metadata. It is the primary datastore for Kubernetes.</text:p>
      <text:p text:style-name="Horizontal_20_Line"/>
      <text:h text:style-name="Heading_20_3" text:outline-level="3"><text:span text:style-name="Strong_20_Emphasis">21. What is a Headless Service?</text:span></text:h>
      <text:p text:style-name="Text_20_body"><text:span text:style-name="Strong_20_Emphasis">Answer:</text:span><text:line-break/>A Headless Service is a Service without a cluster IP. It is used to directly access individual Pods, often used with StatefulSets for stateful applications.</text:p>
      <text:p text:style-name="Horizontal_20_Line"/>
      <text:h text:style-name="Heading_20_3" text:outline-level="3"><text:span text:style-name="Strong_20_Emphasis">22. How do you secure a Kubernetes cluster?</text:span></text:h>
      <text:p text:style-name="Text_20_body"><text:span text:style-name="Strong_20_Emphasis">Answer:</text:span></text:p>
      <text:list xml:id="list236157763" text:style-name="L63">
        <text:list-item>
          <text:p text:style-name="P122">Use Role-Based Access Control (RBAC) to restrict permissions.</text:p>
        </text:list-item>
        <text:list-item>
          <text:p text:style-name="P122">Enable network policies to control traffic between Pods.</text:p>
        </text:list-item>
        <text:list-item>
          <text:p text:style-name="P122">Use Secrets for sensitive data.</text:p>
        </text:list-item>
        <text:list-item>
          <text:p text:style-name="P122">Regularly update Kubernetes and its components.</text:p>
        </text:list-item>
        <text:list-item>
          <text:p text:style-name="P122">Enable audit logging and monitor cluster activity.</text:p>
        </text:list-item>
      </text:list>
      <text:p text:style-name="Horizontal_20_Line"/>
      <text:h text:style-name="Heading_20_3" text:outline-level="3"><text:span text:style-name="Strong_20_Emphasis">23. What is the difference between a ReplicaSet and a Deployment?</text:span></text:h>
      <text:p text:style-name="Text_20_body"><text:span text:style-name="Strong_20_Emphasis">Answer:</text:span></text:p>
      <text:list xml:id="list3646127085" text:style-name="L64">
        <text:list-item>
          <text:p text:style-name="P123"><text:span text:style-name="Strong_20_Emphasis">ReplicaSet</text:span>: Ensures a specified number of Pod replicas are running.</text:p>
        </text:list-item>
        <text:list-item>
          <text:p text:style-name="P123"><text:span text:style-name="Strong_20_Emphasis">Deployment</text:span>: Manages ReplicaSets and provides declarative updates, rollbacks, and scaling.</text:p>
        </text:list-item>
      </text:list>
      <text:p text:style-name="Horizontal_20_Line"/>
      <text:h text:style-name="Heading_20_3" text:outline-level="3"><text:span text:style-name="Strong_20_Emphasis">24. What is a Sidecar Container?</text:span></text:h>
      <text:p text:style-name="Text_20_body"><text:span text:style-name="Strong_20_Emphasis">Answer:</text:span><text:line-break/>A Sidecar Container is a secondary container in a Pod that supports the main container. It is often used for logging, monitoring, or networking tasks.</text:p>
      <text:p text:style-name="Horizontal_20_Line"/>
      <text:h text:style-name="Heading_20_3" text:outline-level="3"><text:span text:style-name="Strong_20_Emphasis">25. How do you monitor Kubernetes clusters?</text:span></text:h>
      <text:p text:style-name="Text_20_body"><text:span text:style-name="Strong_20_Emphasis">Answer:</text:span></text:p>
      <text:list xml:id="list3239120544" text:style-name="L65">
        <text:list-item>
          <text:p text:style-name="P124"><text:soft-page-break/>Use tools like Prometheus for metrics collection.</text:p>
        </text:list-item>
        <text:list-item>
          <text:p text:style-name="P124">Use Grafana for visualization.</text:p>
        </text:list-item>
        <text:list-item>
          <text:p text:style-name="P124">Enable Kubernetes dashboard for cluster management.</text:p>
        </text:list-item>
        <text:list-item>
          <text:p text:style-name="P124">Use logging tools like Fluentd or Elasticsearch for logs.</text:p>
        </text:list-item>
      </text:list>
      <text:p text:style-name="Horizontal_20_Line"/>
      <text:h text:style-name="Heading_20_3" text:outline-level="3"><text:span text:style-name="Strong_20_Emphasis">26. What is the difference between a Pod and a Container?</text:span></text:h>
      <text:p text:style-name="Text_20_body"><text:span text:style-name="Strong_20_Emphasis">Answer:</text:span></text:p>
      <text:list xml:id="list1518270950" text:style-name="L66">
        <text:list-item>
          <text:p text:style-name="P125">A <text:span text:style-name="Strong_20_Emphasis">Container</text:span> is a runtime instance of an image.</text:p>
        </text:list-item>
        <text:list-item>
          <text:p text:style-name="P125">A <text:span text:style-name="Strong_20_Emphasis">Pod</text:span> is a group of one or more containers that share storage, network, and specifications.</text:p>
        </text:list-item>
      </text:list>
      <text:p text:style-name="Horizontal_20_Line"/>
      <text:h text:style-name="Heading_20_3" text:outline-level="3"><text:span text:style-name="Strong_20_Emphasis">27. What is a Taint and Toleration in Kubernetes?</text:span></text:h>
      <text:p text:style-name="Text_20_body"><text:span text:style-name="Strong_20_Emphasis">Answer:</text:span></text:p>
      <text:list xml:id="list1684069354" text:style-name="L67">
        <text:list-item>
          <text:p text:style-name="P126"><text:span text:style-name="Strong_20_Emphasis">Taint</text:span>: A property of a node that repels Pods unless they have a matching toleration.</text:p>
        </text:list-item>
        <text:list-item>
          <text:p text:style-name="P126"><text:span text:style-name="Strong_20_Emphasis">Toleration</text:span>: A property of a Pod that allows it to be scheduled on a tainted node.</text:p>
        </text:list-item>
      </text:list>
      <text:p text:style-name="Horizontal_20_Line"/>
      <text:h text:style-name="Heading_20_3" text:outline-level="3"><text:span text:style-name="Strong_20_Emphasis">28. What is the difference between a ConfigMap and an Environment Variable?</text:span></text:h>
      <text:p text:style-name="Text_20_body"><text:span text:style-name="Strong_20_Emphasis">Answer:</text:span></text:p>
      <text:list xml:id="list4045688226" text:style-name="L68">
        <text:list-item>
          <text:p text:style-name="P127"><text:span text:style-name="Strong_20_Emphasis">ConfigMap</text:span>: Stores configuration data as key-value pairs and can be mounted as files or injected as environment variables.</text:p>
        </text:list-item>
        <text:list-item>
          <text:p text:style-name="P127"><text:span text:style-name="Strong_20_Emphasis">Environment Variable</text:span>: A key-value pair passed directly to a container.</text:p>
        </text:list-item>
      </text:list>
      <text:p text:style-name="Horizontal_20_Line"/>
      <text:h text:style-name="Heading_20_3" text:outline-level="3"><text:span text:style-name="Strong_20_Emphasis">29. What is the purpose of the Kubernetes Scheduler?</text:span></text:h>
      <text:p text:style-name="Text_20_body"><text:span text:style-name="Strong_20_Emphasis">Answer:</text:span><text:line-break/>The Scheduler assigns Pods to nodes based on resource requirements, constraints, and policies. It ensures optimal placement of workloads.</text:p>
      <text:p text:style-name="Horizontal_20_Line"/>
      <text:h text:style-name="Heading_20_3" text:outline-level="3"><text:span text:style-name="Strong_20_Emphasis">30. How do you debug a Kubernetes cluster?</text:span></text:h>
      <text:p text:style-name="Text_20_body"><text:span text:style-name="Strong_20_Emphasis">Answer:</text:span></text:p>
      <text:list xml:id="list3872002288" text:style-name="L69">
        <text:list-item>
          <text:p text:style-name="P128">Use <text:span text:style-name="Source_20_Text">kubectl get</text:span> commands to check the status of resources.</text:p>
        </text:list-item>
        <text:list-item>
          <text:p text:style-name="P128"><text:soft-page-break/>Use <text:span text:style-name="Source_20_Text">kubectl describe</text:span> to get detailed information.</text:p>
        </text:list-item>
        <text:list-item>
          <text:p text:style-name="P128">Check logs using <text:span text:style-name="Source_20_Text">kubectl logs</text:span>.</text:p>
        </text:list-item>
        <text:list-item>
          <text:p text:style-name="P128">Use <text:span text:style-name="Source_20_Text">kubectl exec</text:span> to debug running containers.</text:p>
        </text:list-item>
        <text:list-item>
          <text:p text:style-name="P128">Monitor cluster events and metrics.</text:p>
        </text:list-item>
      </text:list>
      <text:p text:style-name="Horizontal_20_Lin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span text:style-name="T45"><text:s text:c="60"/></text:span><text:s/><text:span text:style-name="T28">AWS</text:span></text:p>
      <text:p text:style-name="P49"/>
      <text:p text:style-name="P41">what are the important services on aws</text:p>
      <text:h text:style-name="Heading_20_6" text:outline-level="6"/>
      <text:p text:style-name="Text_20_body">AWS (Amazon Web Services) provides a vast range of cloud computing services. The most important ones fall into several key categories:</text:p>
      <text:h text:style-name="Heading_20_3" text:outline-level="3"><text:span text:style-name="Strong_20_Emphasis">1. Compute Services</text:span></text:h>
      <text:list xml:id="list2510398541" text:style-name="L70">
        <text:list-item>
          <text:p text:style-name="P170"><text:span text:style-name="Strong_20_Emphasis">EC2 (Elastic Compute Cloud)</text:span> – Virtual servers in the cloud.</text:p>
        </text:list-item>
        <text:list-item>
          <text:p text:style-name="P170"><text:span text:style-name="Strong_20_Emphasis">Lambda</text:span> – Serverless computing to run code without provisioning servers.</text:p>
        </text:list-item>
        <text:list-item>
          <text:p text:style-name="P170"><text:span text:style-name="Strong_20_Emphasis">ECS (Elastic Container Service)</text:span> – Managed container orchestration service.</text:p>
        </text:list-item>
        <text:list-item>
          <text:p text:style-name="P170"><text:span text:style-name="Strong_20_Emphasis">EKS (Elastic Kubernetes Service)</text:span> – Managed Kubernetes service.</text:p>
        </text:list-item>
        <text:list-item>
          <text:p text:style-name="P129"><text:span text:style-name="Strong_20_Emphasis">Lightsail</text:span> – Simplified virtual servers, networking, and storage.</text:p>
        </text:list-item>
      </text:list>
      <text:h text:style-name="Heading_20_3" text:outline-level="3"><text:span text:style-name="Strong_20_Emphasis">2. Storage Services</text:span></text:h>
      <text:list xml:id="list3542502156" text:style-name="L71">
        <text:list-item>
          <text:p text:style-name="P171"><text:span text:style-name="Strong_20_Emphasis">S3 (Simple Storage Service)</text:span> – Scalable object storage.</text:p>
        </text:list-item>
        <text:list-item>
          <text:p text:style-name="P171"><text:span text:style-name="Strong_20_Emphasis">EBS (Elastic Block Store)</text:span> – Persistent block storage for EC2 instances.</text:p>
        </text:list-item>
        <text:list-item>
          <text:p text:style-name="P171"><text:span text:style-name="Strong_20_Emphasis">EFS (Elastic File System)</text:span> – Managed file storage for Linux-based workloads.</text:p>
        </text:list-item>
        <text:list-item>
          <text:p text:style-name="P130"><text:span text:style-name="Strong_20_Emphasis">Glacier</text:span> – Low-cost archival storage.</text:p>
        </text:list-item>
      </text:list>
      <text:h text:style-name="Heading_20_3" text:outline-level="3"><text:span text:style-name="Strong_20_Emphasis">3. Database Services</text:span></text:h>
      <text:list xml:id="list3350435970" text:style-name="L72">
        <text:list-item>
          <text:p text:style-name="P172"><text:span text:style-name="Strong_20_Emphasis">RDS (Relational Database Service)</text:span> – Managed databases (MySQL, PostgreSQL, SQL Server, etc.).</text:p>
        </text:list-item>
        <text:list-item>
          <text:p text:style-name="P172"><text:span text:style-name="Strong_20_Emphasis">DynamoDB</text:span> – NoSQL database service.</text:p>
        </text:list-item>
        <text:list-item>
          <text:p text:style-name="P172"><text:span text:style-name="Strong_20_Emphasis">Aurora</text:span> – High-performance relational database.</text:p>
        </text:list-item>
        <text:list-item>
          <text:p text:style-name="P172"><text:span text:style-name="Strong_20_Emphasis">Redshift</text:span> – Data warehousing service.</text:p>
        </text:list-item>
        <text:list-item>
          <text:p text:style-name="P131"><text:span text:style-name="Strong_20_Emphasis">ElastiCache</text:span> – In-memory caching (Redis &amp; Memcached).</text:p>
        </text:list-item>
      </text:list>
      <text:h text:style-name="Heading_20_3" text:outline-level="3"><text:span text:style-name="Strong_20_Emphasis">4. Networking and Content Delivery</text:span></text:h>
      <text:list xml:id="list2460910832" text:style-name="L73">
        <text:list-item>
          <text:p text:style-name="P173"><text:span text:style-name="Strong_20_Emphasis">VPC (Virtual Private Cloud)</text:span> – Isolated cloud network.</text:p>
        </text:list-item>
        <text:list-item>
          <text:p text:style-name="P173"><text:span text:style-name="Strong_20_Emphasis">Route 53</text:span> – Scalable domain name system (DNS).</text:p>
        </text:list-item>
        <text:list-item>
          <text:p text:style-name="P173"><text:span text:style-name="Strong_20_Emphasis">CloudFront</text:span> – Content delivery network (CDN).</text:p>
        </text:list-item>
        <text:list-item>
          <text:p text:style-name="P132"><text:span text:style-name="Strong_20_Emphasis">Elastic Load Balancing (ELB)</text:span> – Distributes traffic across multiple servers.</text:p>
        </text:list-item>
      </text:list>
      <text:h text:style-name="Heading_20_3" text:outline-level="3"><text:span text:style-name="Strong_20_Emphasis">5. Security and Identity Management</text:span></text:h>
      <text:list xml:id="list1208470499" text:style-name="L74">
        <text:list-item>
          <text:p text:style-name="P174"><text:span text:style-name="Strong_20_Emphasis">IAM (Identity and Access Management)</text:span> – User access control.</text:p>
        </text:list-item>
        <text:list-item>
          <text:p text:style-name="P174"><text:span text:style-name="Strong_20_Emphasis">Cognito</text:span> – User authentication and identity federation.</text:p>
        </text:list-item>
        <text:list-item>
          <text:p text:style-name="P174"><text:span text:style-name="Strong_20_Emphasis">AWS Shield</text:span> – DDoS protection.</text:p>
        </text:list-item>
        <text:list-item>
          <text:p text:style-name="P174"><text:span text:style-name="Strong_20_Emphasis">AWS WAF (Web Application Firewall)</text:span> – Protects applications from common threats.</text:p>
        </text:list-item>
        <text:list-item>
          <text:p text:style-name="P133"><text:span text:style-name="Strong_20_Emphasis">KMS (Key Management Service)</text:span> – Encryption key management.</text:p>
        </text:list-item>
      </text:list>
      <text:h text:style-name="Heading_20_3" text:outline-level="3"><text:soft-page-break/><text:span text:style-name="Strong_20_Emphasis">6. Management and Monitoring</text:span></text:h>
      <text:list xml:id="list472613122" text:style-name="L75">
        <text:list-item>
          <text:p text:style-name="P175"><text:span text:style-name="Strong_20_Emphasis">CloudWatch</text:span> – Monitoring and logging.</text:p>
        </text:list-item>
        <text:list-item>
          <text:p text:style-name="P175"><text:span text:style-name="Strong_20_Emphasis">CloudTrail</text:span> – Logs AWS account activity.</text:p>
        </text:list-item>
        <text:list-item>
          <text:p text:style-name="P175"><text:span text:style-name="Strong_20_Emphasis">AWS Config</text:span> – Tracks AWS resource configurations.</text:p>
        </text:list-item>
        <text:list-item>
          <text:p text:style-name="P134"><text:span text:style-name="Strong_20_Emphasis">Systems Manager</text:span> – Centralized resource management.</text:p>
        </text:list-item>
      </text:list>
      <text:h text:style-name="Heading_20_3" text:outline-level="3"><text:span text:style-name="Strong_20_Emphasis">7. Machine Learning &amp; AI</text:span></text:h>
      <text:list xml:id="list552487563" text:style-name="L76">
        <text:list-item>
          <text:p text:style-name="P176"><text:span text:style-name="Strong_20_Emphasis">SageMaker</text:span> – Managed machine learning service.</text:p>
        </text:list-item>
        <text:list-item>
          <text:p text:style-name="P176"><text:span text:style-name="Strong_20_Emphasis">Rekognition</text:span> – Image and video analysis.</text:p>
        </text:list-item>
        <text:list-item>
          <text:p text:style-name="P176"><text:span text:style-name="Strong_20_Emphasis">Polly</text:span> – Text-to-speech service.</text:p>
        </text:list-item>
        <text:list-item>
          <text:p text:style-name="P176"><text:span text:style-name="Strong_20_Emphasis">Lex</text:span> – Chatbot service.</text:p>
        </text:list-item>
        <text:list-item>
          <text:p text:style-name="P135"><text:span text:style-name="Strong_20_Emphasis">Comprehend</text:span> – NLP (Natural Language Processing) service.</text:p>
        </text:list-item>
      </text:list>
      <text:h text:style-name="Heading_20_3" text:outline-level="3"><text:span text:style-name="Strong_20_Emphasis">8. Analytics &amp; Big Data</text:span></text:h>
      <text:list xml:id="list1336705525" text:style-name="L77">
        <text:list-item>
          <text:p text:style-name="P177"><text:span text:style-name="Strong_20_Emphasis">Athena</text:span> – Query data in S3 using SQL.</text:p>
        </text:list-item>
        <text:list-item>
          <text:p text:style-name="P177"><text:span text:style-name="Strong_20_Emphasis">Kinesis</text:span> – Real-time data streaming.</text:p>
        </text:list-item>
        <text:list-item>
          <text:p text:style-name="P177"><text:span text:style-name="Strong_20_Emphasis">Glue</text:span> – Serverless data integration and ETL.</text:p>
        </text:list-item>
        <text:list-item>
          <text:p text:style-name="P136"><text:span text:style-name="Strong_20_Emphasis">EMR (Elastic MapReduce)</text:span> – Big data processing with Hadoop.</text:p>
        </text:list-item>
      </text:list>
      <text:h text:style-name="Heading_20_3" text:outline-level="3"><text:span text:style-name="Strong_20_Emphasis">9. Developer &amp; DevOps Tools</text:span></text:h>
      <text:list xml:id="list4007468850" text:style-name="L78">
        <text:list-item>
          <text:p text:style-name="P178"><text:span text:style-name="Strong_20_Emphasis">CodePipeline</text:span> – CI/CD automation.</text:p>
        </text:list-item>
        <text:list-item>
          <text:p text:style-name="P178"><text:span text:style-name="Strong_20_Emphasis">CodeBuild</text:span> – Build and test code.</text:p>
        </text:list-item>
        <text:list-item>
          <text:p text:style-name="P178"><text:span text:style-name="Strong_20_Emphasis">CodeDeploy</text:span> – Automated deployments.</text:p>
        </text:list-item>
        <text:list-item>
          <text:p text:style-name="P178"><text:span text:style-name="Strong_20_Emphasis">CloudFormation</text:span> – Infrastructure as Code (IaC).</text:p>
        </text:list-item>
        <text:list-item>
          <text:p text:style-name="P137"><text:span text:style-name="Strong_20_Emphasis">AWS CDK (Cloud Development Kit)</text:span> – Infrastructure provisioning using code.</text:p>
        </text:list-item>
      </text:list>
      <text:h text:style-name="Heading_20_3" text:outline-level="3"><text:span text:style-name="Strong_20_Emphasis">10. IoT Services</text:span></text:h>
      <text:list xml:id="list3546370333" text:style-name="L79">
        <text:list-item>
          <text:p text:style-name="P179"><text:span text:style-name="Strong_20_Emphasis">AWS IoT Core</text:span> – Managed cloud platform for IoT applications.</text:p>
        </text:list-item>
        <text:list-item>
          <text:p text:style-name="P138"><text:span text:style-name="Strong_20_Emphasis">Greengrass</text:span> – Extends AWS to edge devices.</text:p>
        </text:list-item>
      </text:list>
      <text:p text:style-name="Text_20_body"/>
      <text:h text:style-name="P26" text:outline-level="3"><text:span text:style-name="Strong_20_Emphasis"><text:span text:style-name="T46">1.What is EC2?</text:span></text:span></text:h>
      <text:p text:style-name="Text_20_body">EC2 (Elastic Compute Cloud) is a core service in AWS that provides scalable virtual servers in the cloud. These virtual machines (called <text:span text:style-name="Strong_20_Emphasis">instances</text:span>) allow users to run applications, host websites, and perform computing tasks without managing physical servers.</text:p>
      <text:h text:style-name="Heading_20_3" text:outline-level="3"><text:span text:style-name="Strong_20_Emphasis">Why Do We Use EC2?</text:span></text:h>
      <text:p text:style-name="Text_20_body">We use <text:span text:style-name="Strong_20_Emphasis">EC2</text:span> because it offers:<text:line-break/>✅ <text:span text:style-name="Strong_20_Emphasis">Scalability</text:span> – Easily scale up or down based on demand.<text:line-break/><text:soft-page-break/>✅ <text:span text:style-name="Strong_20_Emphasis">Flexibility</text:span> – Choose different instance types, operating systems, and configurations.<text:line-break/>✅ <text:span text:style-name="Strong_20_Emphasis">Cost-effectiveness</text:span> – Pay only for what you use with various pricing models.<text:line-break/>✅ <text:span text:style-name="Strong_20_Emphasis">Security</text:span> – AWS provides built-in security features and compliance options.<text:line-break/>✅ <text:span text:style-name="Strong_20_Emphasis">Integration</text:span> – Works seamlessly with other AWS services like S3, RDS, and VPC.</text:p>
      <text:h text:style-name="Heading_20_3" text:outline-level="3"><text:span text:style-name="Strong_20_Emphasis">How Do We Use EC2?</text:span></text:h>
      <text:p text:style-name="Text_20_body">To use EC2, follow these steps:</text:p>
      <text:list xml:id="list2891148320" text:style-name="L80">
        <text:list-item>
          <text:p text:style-name="P180"><text:span text:style-name="Strong_20_Emphasis">Login to AWS Console</text:span> – Go to <text:a xlink:type="simple" xlink:href="https://aws.amazon.com/ec2/" office:target-frame-name="_new" xlink:show="replace" text:style-name="Internet_20_link" text:visited-style-name="Visited_20_Internet_20_Link">AWS EC2</text:a>.</text:p>
        </text:list-item>
        <text:list-item>
          <text:p text:style-name="P180"><text:span text:style-name="Strong_20_Emphasis">Launch an EC2 Instance</text:span> – Choose an <text:span text:style-name="Strong_20_Emphasis">Amazon Machine Image (AMI)</text:span> (OS like Ubuntu, Windows, etc.).</text:p>
        </text:list-item>
        <text:list-item>
          <text:p text:style-name="P180"><text:span text:style-name="Strong_20_Emphasis">Select an Instance Type</text:span> – Choose CPU, RAM, and network capacity (e.g., t2.micro for free tier).</text:p>
        </text:list-item>
        <text:list-item>
          <text:p text:style-name="P180"><text:span text:style-name="Strong_20_Emphasis">Configure Instance Settings</text:span> – Set up networking, storage, security groups, and key pairs.</text:p>
        </text:list-item>
        <text:list-item>
          <text:p text:style-name="P180"><text:span text:style-name="Strong_20_Emphasis">Launch the Instance</text:span> – Start your virtual server.</text:p>
        </text:list-item>
        <text:list-item>
          <text:p text:style-name="P180"><text:span text:style-name="Strong_20_Emphasis">Connect to the Instance</text:span> – Use <text:span text:style-name="Strong_20_Emphasis">SSH</text:span> (for Linux) or <text:span text:style-name="Strong_20_Emphasis">RDP</text:span> (for Windows) to access the instance.</text:p>
        </text:list-item>
        <text:list-item>
          <text:p text:style-name="P139"><text:span text:style-name="Strong_20_Emphasis">Deploy Applications</text:span> – Install software, configure settings, and run workloads.</text:p>
        </text:list-item>
      </text:list>
      <text:h text:style-name="Heading_20_3" text:outline-level="3"><text:span text:style-name="Strong_20_Emphasis">Where Do We Use EC2?</text:span></text:h>
      <text:p text:style-name="Text_20_body">EC2 is used in various scenarios, including:<text:line-break/>🔹 <text:span text:style-name="Strong_20_Emphasis">Web Hosting</text:span> – Hosting websites, blogs, and applications.<text:line-break/>🔹 <text:span text:style-name="Strong_20_Emphasis">Application Development &amp; Testing</text:span> – Running development environments.<text:line-break/>🔹 <text:span text:style-name="Strong_20_Emphasis">Big Data Processing</text:span> – Analyzing large datasets.<text:line-break/>🔹 <text:span text:style-name="Strong_20_Emphasis">Machine Learning &amp; AI</text:span> – Running ML models and deep learning workloads.<text:line-break/>🔹 <text:span text:style-name="Strong_20_Emphasis">Gaming Servers</text:span> – Hosting multiplayer game servers.<text:line-break/>🔹 <text:span text:style-name="Strong_20_Emphasis">Backup &amp; Disaster Recovery</text:span> – Keeping backup servers for failover.<text:line-break/>🔹 <text:span text:style-name="Strong_20_Emphasis">Microservices &amp; APIs</text:span> – Running scalable backend services.</text:p>
      <text:p text:style-name="Text_20_body"/>
      <text:h text:style-name="Heading_20_3" text:outline-level="3"><text:span text:style-name="Strong_20_Emphasis"><text:span text:style-name="T47">2.</text:span></text:span><text:span text:style-name="Strong_20_Emphasis"><text:span text:style-name="T46">What is AWS Lambda?</text:span></text:span></text:h>
      <text:p text:style-name="Text_20_body">AWS <text:span text:style-name="Strong_20_Emphasis">Lambda</text:span> is a <text:span text:style-name="Strong_20_Emphasis">serverless compute service</text:span> that automatically runs your code in response to events. It eliminates the need to manage servers, as AWS handles infrastructure scaling and maintenance. You only pay for the compute time your function runs.</text:p>
      <text:h text:style-name="Heading_20_3" text:outline-level="3"><text:span text:style-name="Strong_20_Emphasis">Why Do We Use AWS Lambda?</text:span></text:h>
      <text:p text:style-name="Text_20_body">✅ <text:span text:style-name="Strong_20_Emphasis">No Server Management</text:span> – No need to provision or maintain servers.<text:line-break/>✅ <text:span text:style-name="Strong_20_Emphasis">Auto-Scaling</text:span> – Scales automatically based on request load.<text:line-break/>✅ <text:span text:style-name="Strong_20_Emphasis">Cost-Effective</text:span> – Pay only for execution time (no idle costs).<text:line-break/>✅ <text:span text:style-name="Strong_20_Emphasis">Event-Driven Execution</text:span> – Triggers functions from AWS services (S3, DynamoDB, API <text:soft-page-break/>Gateway, etc.).<text:line-break/>✅ <text:span text:style-name="Strong_20_Emphasis">Faster Deployment</text:span> – Just upload your code, and AWS takes care of execution.</text:p>
      <text:h text:style-name="Heading_20_3" text:outline-level="3"><text:span text:style-name="Strong_20_Emphasis">How Do We Use AWS Lambda?</text:span></text:h>
      <text:list xml:id="list2586585298" text:style-name="L81">
        <text:list-item>
          <text:p text:style-name="P181"><text:span text:style-name="Strong_20_Emphasis">Go to AWS Lambda Console</text:span> – Log in to AWS and open the <text:a xlink:type="simple" xlink:href="https://aws.amazon.com/lambda/" office:target-frame-name="_new" xlink:show="replace" text:style-name="Internet_20_link" text:visited-style-name="Visited_20_Internet_20_Link">Lambda service</text:a>.</text:p>
        </text:list-item>
        <text:list-item>
          <text:p text:style-name="P181"><text:span text:style-name="Strong_20_Emphasis">Create a Lambda Function</text:span> – Choose a runtime (Python, Node.js, Java, etc.).</text:p>
        </text:list-item>
        <text:list-item>
          <text:p text:style-name="P181"><text:span text:style-name="Strong_20_Emphasis">Define Triggers</text:span> – Set up event sources (S3, API Gateway, DynamoDB, etc.).</text:p>
        </text:list-item>
        <text:list-item>
          <text:p text:style-name="P181"><text:span text:style-name="Strong_20_Emphasis">Write or Upload Code</text:span> – Use the AWS Console or upload a ZIP file with your function code.</text:p>
        </text:list-item>
        <text:list-item>
          <text:p text:style-name="P181"><text:span text:style-name="Strong_20_Emphasis">Configure Permissions</text:span> – Assign an IAM role for Lambda to access other AWS services.</text:p>
        </text:list-item>
        <text:list-item>
          <text:p text:style-name="P140"><text:span text:style-name="Strong_20_Emphasis">Deploy &amp; Test</text:span> – Save, deploy, and invoke your Lambda function.</text:p>
        </text:list-item>
      </text:list>
      <text:h text:style-name="Heading_20_3" text:outline-level="3"><text:span text:style-name="Strong_20_Emphasis">Where Do We Use AWS Lambda?</text:span></text:h>
      <text:p text:style-name="Text_20_body">🔹 <text:span text:style-name="Strong_20_Emphasis">API Backends</text:span> – Handle REST API requests with AWS API Gateway.<text:line-break/>🔹 <text:span text:style-name="Strong_20_Emphasis">Data Processing</text:span> – Process files from S3, transform data, and store it in a database.<text:line-break/>🔹 <text:span text:style-name="Strong_20_Emphasis">Automating Workflows</text:span> – Trigger workflows based on events (e.g., image processing in S3).<text:line-break/>🔹 <text:span text:style-name="Strong_20_Emphasis">Security &amp; Monitoring</text:span> – Automate security checks, generate reports, or log processing.<text:line-break/>🔹 <text:span text:style-name="Strong_20_Emphasis">IoT Applications</text:span> – Handle real-time data from IoT devices.<text:line-break/>🔹 <text:span text:style-name="Strong_20_Emphasis">Scheduled Tasks</text:span> – Run cron jobs without managing a server.</text:p>
      <text:p text:style-name="Text_20_body"/>
      <text:h text:style-name="P26" text:outline-level="3"><text:span text:style-name="Strong_20_Emphasis">What is Amazon ECS?</text:span></text:h>
      <text:p text:style-name="Text_20_body">Amazon <text:span text:style-name="Strong_20_Emphasis">ECS (Elastic Container Service)</text:span> is a <text:span text:style-name="Strong_20_Emphasis">managed container orchestration service</text:span> that allows you to run, scale, and manage Docker containers on AWS. It eliminates the need to set up and manage your own container infrastructure.</text:p>
      <text:h text:style-name="Heading_20_3" text:outline-level="3"><text:span text:style-name="Strong_20_Emphasis">Why Do We Use ECS?</text:span></text:h>
      <text:p text:style-name="Text_20_body">✅ <text:span text:style-name="Strong_20_Emphasis">Simplified Container Management</text:span> – No need to manage Kubernetes or on-prem servers.<text:line-break/>✅ <text:span text:style-name="Strong_20_Emphasis">Highly Scalable</text:span> – Automatically scales containers based on demand.<text:line-break/>✅ <text:span text:style-name="Strong_20_Emphasis">Cost-Effective</text:span> – Pay only for the compute resources you use.<text:line-break/>✅ <text:span text:style-name="Strong_20_Emphasis">Integration with AWS Services</text:span> – Works with <text:span text:style-name="Strong_20_Emphasis">EC2, Fargate, VPC, IAM, CloudWatch, and more</text:span>.<text:line-break/>✅ <text:span text:style-name="Strong_20_Emphasis">Flexible Deployment Options</text:span> – Supports <text:span text:style-name="Strong_20_Emphasis">Fargate (serverless)</text:span> and <text:span text:style-name="Strong_20_Emphasis">EC2 (custom control)</text:span>.</text:p>
      <text:h text:style-name="Heading_20_3" text:outline-level="3"><text:span text:style-name="Strong_20_Emphasis">How Do We Use ECS?</text:span></text:h>
      <text:list xml:id="list2884288087" text:style-name="L82">
        <text:list-item>
          <text:p text:style-name="P182"><text:span text:style-name="Strong_20_Emphasis">Create a Cluster</text:span> – Define the compute environment (EC2 or Fargate).</text:p>
        </text:list-item>
        <text:list-item>
          <text:p text:style-name="P182"><text:span text:style-name="Strong_20_Emphasis">Define a Task Definition</text:span> – Describe the container image, CPU, memory, networking, and storage.</text:p>
        </text:list-item>
        <text:list-item>
          <text:p text:style-name="P182"><text:span text:style-name="Strong_20_Emphasis">Create a Service</text:span> – Deploy and manage the desired number of container instances.</text:p>
        </text:list-item>
        <text:list-item>
          <text:p text:style-name="P182"><text:span text:style-name="Strong_20_Emphasis">Launch and Manage Containers</text:span> – ECS schedules and runs your containers.</text:p>
        </text:list-item>
        <text:list-item>
          <text:p text:style-name="P141"><text:soft-page-break/><text:span text:style-name="Strong_20_Emphasis">Monitor and Scale</text:span> – Use AWS CloudWatch and Auto Scaling to optimize performance.</text:p>
        </text:list-item>
      </text:list>
      <text:h text:style-name="Heading_20_3" text:outline-level="3"><text:span text:style-name="Strong_20_Emphasis">Where Do We Use ECS?</text:span></text:h>
      <text:p text:style-name="Text_20_body">🔹 <text:span text:style-name="Strong_20_Emphasis">Microservices Architecture</text:span> – Deploy and manage scalable microservices.<text:line-break/>🔹 <text:span text:style-name="Strong_20_Emphasis">Web Applications</text:span> – Run containerized web apps using <text:span text:style-name="Strong_20_Emphasis">Nginx, Node.js, Python, etc.</text:span>.<text:line-break/>🔹 <text:span text:style-name="Strong_20_Emphasis">CI/CD Pipelines</text:span> – Automate deployments with <text:span text:style-name="Strong_20_Emphasis">AWS CodePipeline</text:span>.<text:line-break/>🔹 <text:span text:style-name="Strong_20_Emphasis">Batch Processing</text:span> – Run containerized batch jobs efficiently.<text:line-break/>🔹 <text:span text:style-name="Strong_20_Emphasis">Machine Learning Workloads</text:span> – Train and deploy ML models in containers.<text:line-break/>🔹 <text:span text:style-name="Strong_20_Emphasis">Gaming Servers</text:span> – Host and scale multiplayer game servers.</text:p>
      <text:p text:style-name="Text_20_body"/>
      <text:h text:style-name="Heading_20_3" text:outline-level="3"><text:span text:style-name="Strong_20_Emphasis"><text:span text:style-name="T48">What is Amazon EKS?</text:span></text:span></text:h>
      <text:p text:style-name="Text_20_body">Amazon <text:span text:style-name="Strong_20_Emphasis">EKS (Elastic Kubernetes Service)</text:span> is a <text:span text:style-name="Strong_20_Emphasis">managed Kubernetes service</text:span> that allows you to run and scale Kubernetes applications on AWS. It automates cluster management, making it easier to deploy, manage, and scale containerized workloads.</text:p>
      <text:h text:style-name="Heading_20_3" text:outline-level="3"><text:span text:style-name="Strong_20_Emphasis">Why Do We Use EKS?</text:span></text:h>
      <text:p text:style-name="Text_20_body">✅ <text:span text:style-name="Strong_20_Emphasis">Managed Kubernetes</text:span> – No need to install, manage, or update Kubernetes manually.<text:line-break/>✅ <text:span text:style-name="Strong_20_Emphasis">Highly Scalable</text:span> – Auto-scales Kubernetes workloads based on demand.<text:line-break/>✅ <text:span text:style-name="Strong_20_Emphasis">Integrated with AWS Services</text:span> – Works with <text:span text:style-name="Strong_20_Emphasis">IAM, VPC, CloudWatch, and more</text:span>.<text:line-break/>✅ <text:span text:style-name="Strong_20_Emphasis">Secure</text:span> – Uses <text:span text:style-name="Strong_20_Emphasis">AWS security features (IAM, VPC, and encryption)</text:span> for secure workloads.<text:line-break/>✅ <text:span text:style-name="Strong_20_Emphasis">Hybrid &amp; Multi-Cloud Support</text:span> – Deploy Kubernetes clusters across AWS, on-premises, and other clouds.</text:p>
      <text:h text:style-name="Heading_20_3" text:outline-level="3"><text:span text:style-name="Strong_20_Emphasis">How Do We Use EKS?</text:span></text:h>
      <text:list xml:id="list1260566005" text:style-name="L83">
        <text:list-item>
          <text:p text:style-name="P183"><text:span text:style-name="Strong_20_Emphasis">Create an EKS Cluster</text:span> – Set up a managed Kubernetes control plane.</text:p>
        </text:list-item>
        <text:list-item>
          <text:p text:style-name="P183"><text:span text:style-name="Strong_20_Emphasis">Configure Worker Nodes</text:span> – Use <text:span text:style-name="Strong_20_Emphasis">EC2 instances</text:span> or <text:span text:style-name="Strong_20_Emphasis">Fargate</text:span> to run your workloads.</text:p>
        </text:list-item>
        <text:list-item>
          <text:p text:style-name="P183"><text:span text:style-name="Strong_20_Emphasis">Deploy Kubernetes Applications</text:span> – Use <text:span text:style-name="Strong_20_Emphasis">kubectl</text:span> to deploy apps to the cluster.</text:p>
        </text:list-item>
        <text:list-item>
          <text:p text:style-name="P183"><text:span text:style-name="Strong_20_Emphasis">Monitor &amp; Scale</text:span> – Use <text:span text:style-name="Strong_20_Emphasis">CloudWatch, Prometheus, and Auto Scaling</text:span> to optimize performance.</text:p>
        </text:list-item>
        <text:list-item>
          <text:p text:style-name="P142"><text:span text:style-name="Strong_20_Emphasis">Integrate with Other AWS Services</text:span> – Connect with <text:span text:style-name="Strong_20_Emphasis">RDS, S3, IAM, ALB, and Route 53</text:span>.</text:p>
        </text:list-item>
      </text:list>
      <text:h text:style-name="Heading_20_3" text:outline-level="3"><text:span text:style-name="Strong_20_Emphasis">Where Do We Use EKS?</text:span></text:h>
      <text:p text:style-name="Text_20_body">🔹 <text:span text:style-name="Strong_20_Emphasis">Microservices Architecture</text:span> – Deploy and scale microservices with Kubernetes.<text:line-break/>🔹 <text:span text:style-name="Strong_20_Emphasis">Enterprise Applications</text:span> – Run containerized workloads in a secure, managed environment.<text:line-break/>🔹 <text:span text:style-name="Strong_20_Emphasis">Big Data &amp; AI/ML Workloads</text:span> – Process large datasets using Kubernetes frameworks.<text:line-break/>🔹 <text:span text:style-name="Strong_20_Emphasis">CI/CD Pipelines</text:span> – Automate deployments with Kubernetes and AWS DevOps tools.<text:line-break/>🔹 <text:span text:style-name="Strong_20_Emphasis">Hybrid Cloud &amp; Multi-Cloud Deployments</text:span> – Run Kubernetes clusters across AWS and on-premises.</text:p>
      <text:p text:style-name="P66"><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1"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151e29"/>
    </style:style>
    <style:style style:name="MP2" style:family="paragraph" style:parent-style-name="Footer">
      <style:text-properties officeooo:rsid="0017125a" officeooo:paragraph-rsid="0017125a"/>
    </style:style>
    <style:style style:name="MT1" style:family="text">
      <style:text-properties fo:color="#00b274" loext:opacity="100%" fo:font-size="18pt" officeooo:rsid="00151e29" style:font-size-asian="18pt" style:font-size-complex="18pt"/>
    </style:style>
    <style:style style:name="MT2" style:family="text">
      <style:text-properties fo:color="#00b274" loext:opacity="100%" fo:font-size="18pt" officeooo:rsid="0017125a" style:font-size-asian="18pt" style:font-size-complex="18pt"/>
    </style:style>
    <style:style style:name="MT3" style:family="text">
      <style:text-properties fo:color="#59c5c7"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s text:c="2"/>INTERVIEW </text:span><text:span text:style-name="MT2">POINT ON DEVOPS</text:span></text:p>
      </style:header>
      <style:footer>
        <text:p text:style-name="MP2"><text:span text:style-name="MT3">PREPARED BY</text:span> : KORI MADHU MOHAN KUMA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4T16:28:19.255516990</meta:creation-date>
    <dc:date>2025-02-21T13:07:45.982000000</dc:date>
    <meta:editing-duration>PT13H14M57S</meta:editing-duration>
    <meta:editing-cycles>25</meta:editing-cycles>
    <meta:generator>LibreOffice/7.1.5.2$Windows_x86 LibreOffice_project/85f04e9f809797b8199d13c421bd8a2b025d52b5</meta:generator>
    <meta:document-statistic meta:table-count="0" meta:image-count="0" meta:object-count="0" meta:page-count="34" meta:paragraph-count="778" meta:word-count="6726" meta:character-count="44424" meta:non-whitespace-character-count="36798"/>
  </office:meta>
</office:document-meta>
</file>